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8.74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1.8">
            <text:p>1.8</text:p>
          </table:table-cell>
          <table:table-cell office:value-type="float" office:value="0.560690718306295">
            <text:p>0.56069071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2</text:p>
          </table:table-cell>
          <table:table-cell table:style-name="ce2"/>
          <table:table-cell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amrai</text:p>
          </table:table-cell>
          <table:table-cell office:value-type="float" office:value="2.75">
            <text:p>2.75</text:p>
          </table:table-cell>
          <table:table-cell office:value-type="float" office:value="0.373452423248502">
            <text:p>0.37345242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amrai</text:p>
          </table:table-cell>
          <table:table-cell office:value-type="float" office:value="2.75">
            <text:p>2.75</text:p>
          </table:table-cell>
          <table:table-cell office:value-type="float" office:value="0.373452423248502">
            <text:p>0.37345242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405">
            <text:p>1405</text:p>
          </table:table-cell>
          <table:table-cell office:value-type="string">
            <text:p>Goodwood</text:p>
          </table:table-cell>
          <table:table-cell office:value-type="string">
            <text:p>Blue Bolt</text:p>
          </table:table-cell>
          <table:table-cell office:value-type="float" office:value="1.8">
            <text:p>1.8</text:p>
          </table:table-cell>
          <table:table-cell office:value-type="float" office:value="0.562493098476282">
            <text:p>0.56249309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515">
            <text:p>1515</text:p>
          </table:table-cell>
          <table:table-cell office:value-type="string">
            <text:p>Thirsk</text:p>
          </table:table-cell>
          <table:table-cell office:value-type="string">
            <text:p>Marbuzet</text:p>
          </table:table-cell>
          <table:table-cell office:value-type="float" office:value="9.5">
            <text:p>9.5</text:p>
          </table:table-cell>
          <table:table-cell office:value-type="float" office:value="0.123116611117433">
            <text:p>0.123116611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C Turf Value Handicap (main season)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Lady Hornblower</text:p>
          </table:table-cell>
          <table:table-cell office:value-type="float" office:value="13">
            <text:p>13</text:p>
          </table:table-cell>
          <table:table-cell office:value-type="float" office:value="0.0827927041848183">
            <text:p>0.082792704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GC Turf Value Handicap (main season)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Double Rush</text:p>
          </table:table-cell>
          <table:table-cell office:value-type="float" office:value="1.8">
            <text:p>1.8</text:p>
          </table:table-cell>
          <table:table-cell office:value-type="float" office:value="0.560690718306295">
            <text:p>0.56069071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amrai</text:p>
          </table:table-cell>
          <table:table-cell office:value-type="float" office:value="2.75">
            <text:p>2.75</text:p>
          </table:table-cell>
          <table:table-cell office:value-type="float" office:value="0.373452423248502">
            <text:p>0.37345242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Tatterstall</text:p>
          </table:table-cell>
          <table:table-cell office:value-type="float" office:value="8">
            <text:p>8</text:p>
          </table:table-cell>
          <table:table-cell office:value-type="float" office:value="0.13593833091577">
            <text:p>0.135938330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Lady Hornblower</text:p>
          </table:table-cell>
          <table:table-cell office:value-type="float" office:value="13">
            <text:p>13</text:p>
          </table:table-cell>
          <table:table-cell office:value-type="float" office:value="0.0827927041848183">
            <text:p>0.082792704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Bellum Justum</text:p>
          </table:table-cell>
          <table:table-cell office:value-type="float" office:value="8">
            <text:p>8</text:p>
          </table:table-cell>
          <table:table-cell office:value-type="float" office:value="0.145924324854444">
            <text:p>0.145924324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Rising Force</text:p>
          </table:table-cell>
          <table:table-cell office:value-type="float" office:value="8">
            <text:p>8</text:p>
          </table:table-cell>
          <table:table-cell office:value-type="float" office:value="0.128156652620624">
            <text:p>0.12815665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05">
            <text:p>1705</text:p>
          </table:table-cell>
          <table:table-cell office:value-type="string">
            <text:p>Goodwood</text:p>
          </table:table-cell>
          <table:table-cell office:value-type="string">
            <text:p>Shaman Champion</text:p>
          </table:table-cell>
          <table:table-cell office:value-type="float" office:value="6">
            <text:p>6</text:p>
          </table:table-cell>
          <table:table-cell office:value-type="float" office:value="0.169957726039731">
            <text:p>0.1699577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Rocket Boots</text:p>
          </table:table-cell>
          <table:table-cell office:value-type="float" office:value="6">
            <text:p>6</text:p>
          </table:table-cell>
          <table:table-cell office:value-type="float" office:value="0.17319271833322">
            <text:p>0.17319271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445">
            <text:p>1445</text:p>
          </table:table-cell>
          <table:table-cell office:value-type="string">
            <text:p>Goodwood</text:p>
          </table:table-cell>
          <table:table-cell office:value-type="string">
            <text:p>Novelista</text:p>
          </table:table-cell>
          <table:table-cell office:value-type="float" office:value="5.5">
            <text:p>5.5</text:p>
          </table:table-cell>
          <table:table-cell office:value-type="float" office:value="0.195267561177168">
            <text:p>0.19526756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Lady Hornblower</text:p>
          </table:table-cell>
          <table:table-cell office:value-type="float" office:value="13">
            <text:p>13</text:p>
          </table:table-cell>
          <table:table-cell office:value-type="float" office:value="0.0827927041848183">
            <text:p>0.082792704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Bellum Justum</text:p>
          </table:table-cell>
          <table:table-cell office:value-type="float" office:value="8">
            <text:p>8</text:p>
          </table:table-cell>
          <table:table-cell office:value-type="float" office:value="0.145924324854444">
            <text:p>0.145924324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05">
            <text:p>1705</text:p>
          </table:table-cell>
          <table:table-cell office:value-type="string">
            <text:p>Goodwood</text:p>
          </table:table-cell>
          <table:table-cell office:value-type="string">
            <text:p>Shaman Champion</text:p>
          </table:table-cell>
          <table:table-cell office:value-type="float" office:value="6">
            <text:p>6</text:p>
          </table:table-cell>
          <table:table-cell office:value-type="float" office:value="0.169957726039731">
            <text:p>0.1699577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455">
            <text:p>1455</text:p>
          </table:table-cell>
          <table:table-cell office:value-type="string">
            <text:p>Newmarket</text:p>
          </table:table-cell>
          <table:table-cell office:value-type="string">
            <text:p>Frost At Dawn</text:p>
          </table:table-cell>
          <table:table-cell office:value-type="float" office:value="8">
            <text:p>8</text:p>
          </table:table-cell>
          <table:table-cell office:value-type="float" office:value="0.132248684697581">
            <text:p>0.13224868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My Ballyquinn</text:p>
          </table:table-cell>
          <table:table-cell office:value-type="float" office:value="4.5">
            <text:p>4.5</text:p>
          </table:table-cell>
          <table:table-cell office:value-type="float" office:value="0.238667114132636">
            <text:p>0.23866711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750">
            <text:p>1750</text:p>
          </table:table-cell>
          <table:table-cell office:value-type="string">
            <text:p>Doncaster</text:p>
          </table:table-cell>
          <table:table-cell office:value-type="string">
            <text:p>Rocket Boots</text:p>
          </table:table-cell>
          <table:table-cell office:value-type="float" office:value="6">
            <text:p>6</text:p>
          </table:table-cell>
          <table:table-cell office:value-type="float" office:value="0.17319271833322">
            <text:p>0.17319271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515">
            <text:p>1515</text:p>
          </table:table-cell>
          <table:table-cell office:value-type="string">
            <text:p>Thirsk</text:p>
          </table:table-cell>
          <table:table-cell office:value-type="string">
            <text:p>Ashdown Forest</text:p>
          </table:table-cell>
          <table:table-cell office:value-type="float" office:value="5">
            <text:p>5</text:p>
          </table:table-cell>
          <table:table-cell office:value-type="float" office:value="0.200873291522598">
            <text:p>0.20087329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Lady Hornblower</text:p>
          </table:table-cell>
          <table:table-cell office:value-type="float" office:value="13">
            <text:p>13</text:p>
          </table:table-cell>
          <table:table-cell office:value-type="float" office:value="0.0827927041848183">
            <text:p>0.082792704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435">
            <text:p>1435</text:p>
          </table:table-cell>
          <table:table-cell office:value-type="string">
            <text:p>Uttoxeter</text:p>
          </table:table-cell>
          <table:table-cell office:value-type="string">
            <text:p>Horantzau D'airy</text:p>
          </table:table-cell>
          <table:table-cell office:value-type="float" office:value="17">
            <text:p>17</text:p>
          </table:table-cell>
          <table:table-cell office:value-type="float" office:value="0.0589662264163721">
            <text:p>0.058966226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Daily Present</text:p>
          </table:table-cell>
          <table:table-cell office:value-type="float" office:value="26">
            <text:p>26</text:p>
          </table:table-cell>
          <table:table-cell office:value-type="float" office:value="0.0386242103171836">
            <text:p>0.038624210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650">
            <text:p>1650</text:p>
          </table:table-cell>
          <table:table-cell office:value-type="string">
            <text:p>Uttoxeter</text:p>
          </table:table-cell>
          <table:table-cell office:value-type="string">
            <text:p>Nickelforce</text:p>
          </table:table-cell>
          <table:table-cell office:value-type="float" office:value="12">
            <text:p>12</text:p>
          </table:table-cell>
          <table:table-cell office:value-type="float" office:value="0.0894640171100492">
            <text:p>0.089464017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815">
            <text:p>1815</text:p>
          </table:table-cell>
          <table:table-cell office:value-type="string">
            <text:p>Hexham</text:p>
          </table:table-cell>
          <table:table-cell office:value-type="string">
            <text:p>Moonshine Man</text:p>
          </table:table-cell>
          <table:table-cell office:value-type="float" office:value="7">
            <text:p>7</text:p>
          </table:table-cell>
          <table:table-cell office:value-type="float" office:value="0.150097698642513">
            <text:p>0.1500976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245">
            <text:p>1245</text:p>
          </table:table-cell>
          <table:table-cell office:value-type="string">
            <text:p>Uttoxeter</text:p>
          </table:table-cell>
          <table:table-cell office:value-type="string">
            <text:p>Diesel Line</text:p>
          </table:table-cell>
          <table:table-cell office:value-type="float" office:value="8">
            <text:p>8</text:p>
          </table:table-cell>
          <table:table-cell office:value-type="float" office:value="0.134991267748037">
            <text:p>0.134991267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550">
            <text:p>1550</text:p>
          </table:table-cell>
          <table:table-cell office:value-type="string">
            <text:p>Uttoxeter</text:p>
          </table:table-cell>
          <table:table-cell office:value-type="string">
            <text:p>Whatsupwithyou</text:p>
          </table:table-cell>
          <table:table-cell office:value-type="float" office:value="13">
            <text:p>13</text:p>
          </table:table-cell>
          <table:table-cell office:value-type="float" office:value="0.0773607068633252">
            <text:p>0.077360706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320">
            <text:p>1320</text:p>
          </table:table-cell>
          <table:table-cell office:value-type="string">
            <text:p>Uttoxeter</text:p>
          </table:table-cell>
          <table:table-cell office:value-type="string">
            <text:p>Not At That Price</text:p>
          </table:table-cell>
          <table:table-cell office:value-type="float" office:value="7.5">
            <text:p>7.5</text:p>
          </table:table-cell>
          <table:table-cell office:value-type="float" office:value="0.137450641285955">
            <text:p>0.13745064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355">
            <text:p>1355</text:p>
          </table:table-cell>
          <table:table-cell office:value-type="string">
            <text:p>Uttoxeter</text:p>
          </table:table-cell>
          <table:table-cell office:value-type="string">
            <text:p>Evening Tess</text:p>
          </table:table-cell>
          <table:table-cell office:value-type="float" office:value="26">
            <text:p>26</text:p>
          </table:table-cell>
          <table:table-cell office:value-type="float" office:value="0.0394211883103612">
            <text:p>0.039421188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502">
            <text:p>260502</text:p>
          </table:table-cell>
          <table:table-cell office:value-type="float" office:value="1355">
            <text:p>1355</text:p>
          </table:table-cell>
          <table:table-cell office:value-type="string">
            <text:p>Uttoxeter</text:p>
          </table:table-cell>
          <table:table-cell office:value-type="string">
            <text:p>Saxon Cross</text:p>
          </table:table-cell>
          <table:table-cell office:value-type="float" office:value="41">
            <text:p>41</text:p>
          </table:table-cell>
          <table:table-cell office:value-type="float" office:value="0.0344883865306037">
            <text:p>0.034488386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502">
            <text:p>260502</text:p>
          </table:table-cell>
          <table:table-cell office:value-type="float" office:value="1655">
            <text:p>1655</text:p>
          </table:table-cell>
          <table:table-cell office:value-type="string">
            <text:p>Punchestown</text:p>
          </table:table-cell>
          <table:table-cell office:value-type="string">
            <text:p>One Horse Town</text:p>
          </table:table-cell>
          <table:table-cell office:value-type="float" office:value="41">
            <text:p>41</text:p>
          </table:table-cell>
          <table:table-cell office:value-type="float" office:value="0.0335768944097327">
            <text:p>0.03357689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45">
            <text:p>1645</text:p>
          </table:table-cell>
          <table:table-cell office:value-type="string">
            <text:p>Newcastle</text:p>
          </table:table-cell>
          <table:table-cell office:value-type="string">
            <text:p>Project Kinsman</text:p>
          </table:table-cell>
          <table:table-cell office:value-type="float" office:value="9">
            <text:p>9</text:p>
          </table:table-cell>
          <table:table-cell office:value-type="float" office:value="0.117574965964586">
            <text:p>0.1175749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2010">
            <text:p>2010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5.5">
            <text:p>5.5</text:p>
          </table:table-cell>
          <table:table-cell office:value-type="float" office:value="0.187450198277806">
            <text:p>0.18745019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345">
            <text:p>1345</text:p>
          </table:table-cell>
          <table:table-cell office:value-type="string">
            <text:p>Newmarket</text:p>
          </table:table-cell>
          <table:table-cell office:value-type="string">
            <text:p>Earth Shot</text:p>
          </table:table-cell>
          <table:table-cell office:value-type="float" office:value="1.83">
            <text:p>1.83</text:p>
          </table:table-cell>
          <table:table-cell office:value-type="float" office:value="0.549295836155182">
            <text:p>0.54929583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655">
            <text:p>1655</text:p>
          </table:table-cell>
          <table:table-cell office:value-type="string">
            <text:p>Ascot</text:p>
          </table:table-cell>
          <table:table-cell office:value-type="string">
            <text:p>So Regal</text:p>
          </table:table-cell>
          <table:table-cell office:value-type="float" office:value="1.91">
            <text:p>1.91</text:p>
          </table:table-cell>
          <table:table-cell office:value-type="float" office:value="0.525311212286653">
            <text:p>0.52531121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Poseidon's Warrior</text:p>
          </table:table-cell>
          <table:table-cell office:value-type="float" office:value="1.8">
            <text:p>1.8</text:p>
          </table:table-cell>
          <table:table-cell office:value-type="float" office:value="0.563845913542442">
            <text:p>0.56384591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655">
            <text:p>1655</text:p>
          </table:table-cell>
          <table:table-cell office:value-type="string">
            <text:p>Ascot</text:p>
          </table:table-cell>
          <table:table-cell office:value-type="string">
            <text:p>So Regal</text:p>
          </table:table-cell>
          <table:table-cell office:value-type="float" office:value="1.91">
            <text:p>1.91</text:p>
          </table:table-cell>
          <table:table-cell office:value-type="float" office:value="0.525311212286653">
            <text:p>0.52531121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Sweet William</text:p>
          </table:table-cell>
          <table:table-cell office:value-type="float" office:value="2.63">
            <text:p>2.63</text:p>
          </table:table-cell>
          <table:table-cell office:value-type="float" office:value="0.411372500741229">
            <text:p>0.41137250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Stellar Sunrise</text:p>
          </table:table-cell>
          <table:table-cell office:value-type="float" office:value="2.88">
            <text:p>2.88</text:p>
          </table:table-cell>
          <table:table-cell office:value-type="float" office:value="0.347933190902423">
            <text:p>0.34793319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25">
            <text:p>1625</text:p>
          </table:table-cell>
          <table:table-cell office:value-type="string">
            <text:p>Goodwood</text:p>
          </table:table-cell>
          <table:table-cell office:value-type="string">
            <text:p>Far Above Dream</text:p>
          </table:table-cell>
          <table:table-cell office:value-type="float" office:value="5.5">
            <text:p>5.5</text:p>
          </table:table-cell>
          <table:table-cell office:value-type="float" office:value="0.190306896430072">
            <text:p>0.19030689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C Turf Value Handicap (main season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700">
            <text:p>1700</text:p>
          </table:table-cell>
          <table:table-cell office:value-type="string">
            <text:p>Goodwood</text:p>
          </table:table-cell>
          <table:table-cell office:value-type="string">
            <text:p>Kokoluna</text:p>
          </table:table-cell>
          <table:table-cell office:value-type="float" office:value="5.5">
            <text:p>5.5</text:p>
          </table:table-cell>
          <table:table-cell office:value-type="float" office:value="0.190988595794766">
            <text:p>0.190988595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Turf Value Handicap (main season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35">
            <text:p>1735</text:p>
          </table:table-cell>
          <table:table-cell office:value-type="string">
            <text:p>Goodwood</text:p>
          </table:table-cell>
          <table:table-cell office:value-type="string">
            <text:p>Diamond Bay</text:p>
          </table:table-cell>
          <table:table-cell office:value-type="float" office:value="8.5">
            <text:p>8.5</text:p>
          </table:table-cell>
          <table:table-cell office:value-type="float" office:value="0.125735265960137">
            <text:p>0.12573526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C Turf Value Handicap (main season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25">
            <text:p>1625</text:p>
          </table:table-cell>
          <table:table-cell office:value-type="string">
            <text:p>Goodwood</text:p>
          </table:table-cell>
          <table:table-cell office:value-type="string">
            <text:p>Far Above Dream</text:p>
          </table:table-cell>
          <table:table-cell office:value-type="float" office:value="5.5">
            <text:p>5.5</text:p>
          </table:table-cell>
          <table:table-cell office:value-type="float" office:value="0.190306896430072">
            <text:p>0.19030689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35">
            <text:p>1735</text:p>
          </table:table-cell>
          <table:table-cell office:value-type="string">
            <text:p>Goodwood</text:p>
          </table:table-cell>
          <table:table-cell office:value-type="string">
            <text:p>Diamond Bay</text:p>
          </table:table-cell>
          <table:table-cell office:value-type="float" office:value="8.5">
            <text:p>8.5</text:p>
          </table:table-cell>
          <table:table-cell office:value-type="float" office:value="0.125735265960137">
            <text:p>0.12573526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Sweet William</text:p>
          </table:table-cell>
          <table:table-cell office:value-type="float" office:value="2.63">
            <text:p>2.63</text:p>
          </table:table-cell>
          <table:table-cell office:value-type="float" office:value="0.411372500741229">
            <text:p>0.41137250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25">
            <text:p>1625</text:p>
          </table:table-cell>
          <table:table-cell office:value-type="string">
            <text:p>Goodwood</text:p>
          </table:table-cell>
          <table:table-cell office:value-type="string">
            <text:p>Far Above Dream</text:p>
          </table:table-cell>
          <table:table-cell office:value-type="float" office:value="5.5">
            <text:p>5.5</text:p>
          </table:table-cell>
          <table:table-cell office:value-type="float" office:value="0.190306896430072">
            <text:p>0.19030689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35">
            <text:p>1735</text:p>
          </table:table-cell>
          <table:table-cell office:value-type="string">
            <text:p>Goodwood</text:p>
          </table:table-cell>
          <table:table-cell office:value-type="string">
            <text:p>Diamond Bay</text:p>
          </table:table-cell>
          <table:table-cell office:value-type="float" office:value="8.5">
            <text:p>8.5</text:p>
          </table:table-cell>
          <table:table-cell office:value-type="float" office:value="0.125735265960137">
            <text:p>0.12573526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Sweet William</text:p>
          </table:table-cell>
          <table:table-cell office:value-type="float" office:value="2.63">
            <text:p>2.63</text:p>
          </table:table-cell>
          <table:table-cell office:value-type="float" office:value="0.411372500741229">
            <text:p>0.41137250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20">
            <text:p>1420</text:p>
          </table:table-cell>
          <table:table-cell office:value-type="string">
            <text:p>Newmarket</text:p>
          </table:table-cell>
          <table:table-cell office:value-type="string">
            <text:p>Archers Bay</text:p>
          </table:table-cell>
          <table:table-cell office:value-type="float" office:value="13">
            <text:p>13</text:p>
          </table:table-cell>
          <table:table-cell office:value-type="float" office:value="0.082230595958146">
            <text:p>0.0822305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435">
            <text:p>1435</text:p>
          </table:table-cell>
          <table:table-cell office:value-type="string">
            <text:p>Ascot</text:p>
          </table:table-cell>
          <table:table-cell office:value-type="string">
            <text:p>Sweet William</text:p>
          </table:table-cell>
          <table:table-cell office:value-type="float" office:value="2.63">
            <text:p>2.63</text:p>
          </table:table-cell>
          <table:table-cell office:value-type="float" office:value="0.411372500741229">
            <text:p>0.41137250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530">
            <text:p>1530</text:p>
          </table:table-cell>
          <table:table-cell office:value-type="string">
            <text:p>Newmarket</text:p>
          </table:table-cell>
          <table:table-cell office:value-type="string">
            <text:p>Lion's Pride</text:p>
          </table:table-cell>
          <table:table-cell office:value-type="float" office:value="5">
            <text:p>5</text:p>
          </table:table-cell>
          <table:table-cell office:value-type="float" office:value="0.210084355819506">
            <text:p>0.210084355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545">
            <text:p>1545</text:p>
          </table:table-cell>
          <table:table-cell office:value-type="string">
            <text:p>Ascot</text:p>
          </table:table-cell>
          <table:table-cell office:value-type="string">
            <text:p>Rashabar</text:p>
          </table:table-cell>
          <table:table-cell office:value-type="float" office:value="6.5">
            <text:p>6.5</text:p>
          </table:table-cell>
          <table:table-cell office:value-type="float" office:value="0.164556631909778">
            <text:p>0.16455663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550">
            <text:p>1550</text:p>
          </table:table-cell>
          <table:table-cell office:value-type="string">
            <text:p>Goodwood</text:p>
          </table:table-cell>
          <table:table-cell office:value-type="string">
            <text:p>Crystal Flyer</text:p>
          </table:table-cell>
          <table:table-cell office:value-type="float" office:value="34">
            <text:p>34</text:p>
          </table:table-cell>
          <table:table-cell office:value-type="float" office:value="0.0346353004479231">
            <text:p>0.03463530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40">
            <text:p>1640</text:p>
          </table:table-cell>
          <table:table-cell office:value-type="string">
            <text:p>Newmarket</text:p>
          </table:table-cell>
          <table:table-cell office:value-type="string">
            <text:p>Stellar Sunrise</text:p>
          </table:table-cell>
          <table:table-cell office:value-type="float" office:value="2.88">
            <text:p>2.88</text:p>
          </table:table-cell>
          <table:table-cell office:value-type="float" office:value="0.347933190902423">
            <text:p>0.34793319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700">
            <text:p>1700</text:p>
          </table:table-cell>
          <table:table-cell office:value-type="string">
            <text:p>Goodwood</text:p>
          </table:table-cell>
          <table:table-cell office:value-type="string">
            <text:p>Kokoluna</text:p>
          </table:table-cell>
          <table:table-cell office:value-type="float" office:value="5.5">
            <text:p>5.5</text:p>
          </table:table-cell>
          <table:table-cell office:value-type="float" office:value="0.190988595794766">
            <text:p>0.190988595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645">
            <text:p>1645</text:p>
          </table:table-cell>
          <table:table-cell office:value-type="string">
            <text:p>Newcastle</text:p>
          </table:table-cell>
          <table:table-cell office:value-type="string">
            <text:p>Project Kinsman</text:p>
          </table:table-cell>
          <table:table-cell office:value-type="float" office:value="9">
            <text:p>9</text:p>
          </table:table-cell>
          <table:table-cell office:value-type="float" office:value="0.117574965964586">
            <text:p>0.1175749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53">
            <text:p>1753</text:p>
          </table:table-cell>
          <table:table-cell office:value-type="string">
            <text:p>Newcastle</text:p>
          </table:table-cell>
          <table:table-cell office:value-type="string">
            <text:p>Machete</text:p>
          </table:table-cell>
          <table:table-cell office:value-type="float" office:value="6.5">
            <text:p>6.5</text:p>
          </table:table-cell>
          <table:table-cell office:value-type="float" office:value="0.160068105871747">
            <text:p>0.16006810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53">
            <text:p>1753</text:p>
          </table:table-cell>
          <table:table-cell office:value-type="string">
            <text:p>Newcastle</text:p>
          </table:table-cell>
          <table:table-cell office:value-type="string">
            <text:p>Ludo's Landing</text:p>
          </table:table-cell>
          <table:table-cell office:value-type="float" office:value="12">
            <text:p>12</text:p>
          </table:table-cell>
          <table:table-cell office:value-type="float" office:value="0.0880825886649417">
            <text:p>0.08808258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902">
            <text:p>1902</text:p>
          </table:table-cell>
          <table:table-cell office:value-type="string">
            <text:p>Newcastle</text:p>
          </table:table-cell>
          <table:table-cell office:value-type="string">
            <text:p>Loquella</text:p>
          </table:table-cell>
          <table:table-cell office:value-type="float" office:value="15">
            <text:p>15</text:p>
          </table:table-cell>
          <table:table-cell office:value-type="float" office:value="0.072346310997209">
            <text:p>0.0723463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933">
            <text:p>1933</text:p>
          </table:table-cell>
          <table:table-cell office:value-type="string">
            <text:p>Newcastle</text:p>
          </table:table-cell>
          <table:table-cell office:value-type="string">
            <text:p>William Dewhirst</text:p>
          </table:table-cell>
          <table:table-cell office:value-type="float" office:value="15">
            <text:p>15</text:p>
          </table:table-cell>
          <table:table-cell office:value-type="float" office:value="0.0888520792777262">
            <text:p>0.088852079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2010">
            <text:p>2010</text:p>
          </table:table-cell>
          <table:table-cell office:value-type="string">
            <text:p>Newcastle</text:p>
          </table:table-cell>
          <table:table-cell office:value-type="string">
            <text:p>Raft Up</text:p>
          </table:table-cell>
          <table:table-cell office:value-type="float" office:value="5.5">
            <text:p>5.5</text:p>
          </table:table-cell>
          <table:table-cell office:value-type="float" office:value="0.187450198277806">
            <text:p>0.18745019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Norn Iron</text:p>
          </table:table-cell>
          <table:table-cell office:value-type="float" office:value="12">
            <text:p>12</text:p>
          </table:table-cell>
          <table:table-cell office:value-type="float" office:value="0.0935962932096506">
            <text:p>0.09359629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Wingmen</text:p>
          </table:table-cell>
          <table:table-cell office:value-type="float" office:value="13">
            <text:p>13</text:p>
          </table:table-cell>
          <table:table-cell office:value-type="float" office:value="0.0848675119453379">
            <text:p>0.08486751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Karamoja</text:p>
          </table:table-cell>
          <table:table-cell office:value-type="float" office:value="26">
            <text:p>26</text:p>
          </table:table-cell>
          <table:table-cell office:value-type="float" office:value="0.0402242303634819">
            <text:p>0.04022423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725">
            <text:p>1725</text:p>
          </table:table-cell>
          <table:table-cell office:value-type="string">
            <text:p>Punchestown</text:p>
          </table:table-cell>
          <table:table-cell office:value-type="string">
            <text:p>He's Gorgeous</text:p>
          </table:table-cell>
          <table:table-cell office:value-type="float" office:value="34">
            <text:p>34</text:p>
          </table:table-cell>
          <table:table-cell office:value-type="float" office:value="0.0347283688980381">
            <text:p>0.034728368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501">
            <text:p>260501</text:p>
          </table:table-cell>
          <table:table-cell office:value-type="float" office:value="1705">
            <text:p>1705</text:p>
          </table:table-cell>
          <table:table-cell office:value-type="string">
            <text:p>Warwick</text:p>
          </table:table-cell>
          <table:table-cell office:value-type="string">
            <text:p>Ultimate Survivor</text:p>
          </table:table-cell>
          <table:table-cell office:value-type="float" office:value="5.5">
            <text:p>5.5</text:p>
          </table:table-cell>
          <table:table-cell office:value-type="float" office:value="0.201048454460261">
            <text:p>0.20104845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Whimsy</text:p>
          </table:table-cell>
          <table:table-cell office:value-type="float" office:value="15">
            <text:p>15</text:p>
          </table:table-cell>
          <table:table-cell office:value-type="float" office:value="0.0700889282663797">
            <text:p>0.0700889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Withabitofluk</text:p>
          </table:table-cell>
          <table:table-cell office:value-type="float" office:value="23">
            <text:p>23</text:p>
          </table:table-cell>
          <table:table-cell office:value-type="float" office:value="0.0590381889675993">
            <text:p>0.05903818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910">
            <text:p>1910</text:p>
          </table:table-cell>
          <table:table-cell office:value-type="string">
            <text:p>Punchestown</text:p>
          </table:table-cell>
          <table:table-cell office:value-type="string">
            <text:p>Day Trader</text:p>
          </table:table-cell>
          <table:table-cell office:value-type="float" office:value="26">
            <text:p>26</text:p>
          </table:table-cell>
          <table:table-cell office:value-type="float" office:value="0.0437749200810652">
            <text:p>0.043774920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501">
            <text:p>260501</text:p>
          </table:table-cell>
          <table:table-cell office:value-type="float" office:value="1840">
            <text:p>1840</text:p>
          </table:table-cell>
          <table:table-cell office:value-type="string">
            <text:p>Punchestown</text:p>
          </table:table-cell>
          <table:table-cell office:value-type="string">
            <text:p>Wilful</text:p>
          </table:table-cell>
          <table:table-cell office:value-type="float" office:value="17">
            <text:p>17</text:p>
          </table:table-cell>
          <table:table-cell office:value-type="float" office:value="0.0624181946112271">
            <text:p>0.06241819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420">
            <text:p>1420</text:p>
          </table:table-cell>
          <table:table-cell office:value-type="string">
            <text:p>Lingfield</text:p>
          </table:table-cell>
          <table:table-cell office:value-type="string">
            <text:p>Alpe D'Huez</text:p>
          </table:table-cell>
          <table:table-cell office:value-type="float" office:value="2.1">
            <text:p>2.1</text:p>
          </table:table-cell>
          <table:table-cell office:value-type="float" office:value="0.481927867925803">
            <text:p>0.481927867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530">
            <text:p>1530</text:p>
          </table:table-cell>
          <table:table-cell office:value-type="string">
            <text:p>Lingfield</text:p>
          </table:table-cell>
          <table:table-cell office:value-type="string">
            <text:p>Mintana</text:p>
          </table:table-cell>
          <table:table-cell office:value-type="float" office:value="11">
            <text:p>11</text:p>
          </table:table-cell>
          <table:table-cell office:value-type="float" office:value="0.0927822704039734">
            <text:p>0.092782270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05">
            <text:p>1605</text:p>
          </table:table-cell>
          <table:table-cell office:value-type="string">
            <text:p>Lingfield</text:p>
          </table:table-cell>
          <table:table-cell office:value-type="string">
            <text:p>Desdemona</text:p>
          </table:table-cell>
          <table:table-cell office:value-type="float" office:value="5">
            <text:p>5</text:p>
          </table:table-cell>
          <table:table-cell office:value-type="float" office:value="0.205320281134868">
            <text:p>0.20532028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605">
            <text:p>1605</text:p>
          </table:table-cell>
          <table:table-cell office:value-type="string">
            <text:p>Lingfield</text:p>
          </table:table-cell>
          <table:table-cell office:value-type="string">
            <text:p>Wedgewood</text:p>
          </table:table-cell>
          <table:table-cell office:value-type="float" office:value="5">
            <text:p>5</text:p>
          </table:table-cell>
          <table:table-cell office:value-type="float" office:value="0.20280224282256">
            <text:p>0.20280224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Daisy Roots</text:p>
          </table:table-cell>
          <table:table-cell office:value-type="float" office:value="8">
            <text:p>8</text:p>
          </table:table-cell>
          <table:table-cell office:value-type="float" office:value="0.13100421899708">
            <text:p>0.1310042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Bold Suitor</text:p>
          </table:table-cell>
          <table:table-cell office:value-type="float" office:value="11">
            <text:p>11</text:p>
          </table:table-cell>
          <table:table-cell office:value-type="float" office:value="0.092442999641613">
            <text:p>0.09244299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Blue Collar Lad</text:p>
          </table:table-cell>
          <table:table-cell office:value-type="float" office:value="12">
            <text:p>12</text:p>
          </table:table-cell>
          <table:table-cell office:value-type="float" office:value="0.0895282366308742">
            <text:p>0.089528236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45">
            <text:p>1745</text:p>
          </table:table-cell>
          <table:table-cell office:value-type="string">
            <text:p>Kempton</text:p>
          </table:table-cell>
          <table:table-cell office:value-type="string">
            <text:p>Wild Thoughts</text:p>
          </table:table-cell>
          <table:table-cell office:value-type="float" office:value="2.1">
            <text:p>2.1</text:p>
          </table:table-cell>
          <table:table-cell office:value-type="float" office:value="0.507746738509661">
            <text:p>0.50774673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810">
            <text:p>1810</text:p>
          </table:table-cell>
          <table:table-cell office:value-type="string">
            <text:p>Lingfield</text:p>
          </table:table-cell>
          <table:table-cell office:value-type="string">
            <text:p>Skimming Along</text:p>
          </table:table-cell>
          <table:table-cell office:value-type="float" office:value="7.5">
            <text:p>7.5</text:p>
          </table:table-cell>
          <table:table-cell office:value-type="float" office:value="0.13578673445905">
            <text:p>0.13578673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915">
            <text:p>1915</text:p>
          </table:table-cell>
          <table:table-cell office:value-type="string">
            <text:p>Kempton</text:p>
          </table:table-cell>
          <table:table-cell office:value-type="string">
            <text:p>Billy Mill</text:p>
          </table:table-cell>
          <table:table-cell office:value-type="float" office:value="10">
            <text:p>10</text:p>
          </table:table-cell>
          <table:table-cell office:value-type="float" office:value="0.10126750413721">
            <text:p>0.10126750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945">
            <text:p>1945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6">
            <text:p>6</text:p>
          </table:table-cell>
          <table:table-cell office:value-type="float" office:value="0.175966099091165">
            <text:p>0.175966099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Initial Blue</text:p>
          </table:table-cell>
          <table:table-cell office:value-type="float" office:value="4.33">
            <text:p>4.33</text:p>
          </table:table-cell>
          <table:table-cell office:value-type="float" office:value="0.238339238160876">
            <text:p>0.23833923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2015">
            <text:p>2015</text:p>
          </table:table-cell>
          <table:table-cell office:value-type="string">
            <text:p>Kempton</text:p>
          </table:table-cell>
          <table:table-cell office:value-type="string">
            <text:p>Wedonttellthetruth</text:p>
          </table:table-cell>
          <table:table-cell office:value-type="float" office:value="12">
            <text:p>12</text:p>
          </table:table-cell>
          <table:table-cell office:value-type="float" office:value="0.0846726148500425">
            <text:p>0.08467261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420">
            <text:p>1420</text:p>
          </table:table-cell>
          <table:table-cell office:value-type="string">
            <text:p>Lingfield</text:p>
          </table:table-cell>
          <table:table-cell office:value-type="string">
            <text:p>Alpe D'Huez</text:p>
          </table:table-cell>
          <table:table-cell office:value-type="float" office:value="2.1">
            <text:p>2.1</text:p>
          </table:table-cell>
          <table:table-cell office:value-type="float" office:value="0.481927867925803">
            <text:p>0.481927867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Value Non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550">
            <text:p>1550</text:p>
          </table:table-cell>
          <table:table-cell office:value-type="string">
            <text:p>Yarmouth</text:p>
          </table:table-cell>
          <table:table-cell office:value-type="string">
            <text:p>Alice De Clare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57">
            <text:p>1657</text:p>
          </table:table-cell>
          <table:table-cell office:value-type="string">
            <text:p>Yarmouth</text:p>
          </table:table-cell>
          <table:table-cell office:value-type="string">
            <text:p>Moonshine</text:p>
          </table:table-cell>
          <table:table-cell office:value-type="float" office:value="4">
            <text:p>4</text:p>
          </table:table-cell>
          <table:table-cell office:value-type="float" office:value="0.257013821885038">
            <text:p>0.2570138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730">
            <text:p>1730</text:p>
          </table:table-cell>
          <table:table-cell office:value-type="string">
            <text:p>Yarmouth</text:p>
          </table:table-cell>
          <table:table-cell office:value-type="string">
            <text:p>Del Corso</text:p>
          </table:table-cell>
          <table:table-cell office:value-type="float" office:value="2.88">
            <text:p>2.88</text:p>
          </table:table-cell>
          <table:table-cell office:value-type="float" office:value="0.355190934865696">
            <text:p>0.35519093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745">
            <text:p>1745</text:p>
          </table:table-cell>
          <table:table-cell office:value-type="string">
            <text:p>Kempton</text:p>
          </table:table-cell>
          <table:table-cell office:value-type="string">
            <text:p>Wild Thoughts</text:p>
          </table:table-cell>
          <table:table-cell office:value-type="float" office:value="2.1">
            <text:p>2.1</text:p>
          </table:table-cell>
          <table:table-cell office:value-type="float" office:value="0.507746738509661">
            <text:p>0.50774673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845">
            <text:p>1845</text:p>
          </table:table-cell>
          <table:table-cell office:value-type="string">
            <text:p>Kempton</text:p>
          </table:table-cell>
          <table:table-cell office:value-type="string">
            <text:p>Royal Fanfare</text:p>
          </table:table-cell>
          <table:table-cell office:value-type="float" office:value="2.88">
            <text:p>2.88</text:p>
          </table:table-cell>
          <table:table-cell office:value-type="float" office:value="0.3476028204036">
            <text:p>0.347602820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440">
            <text:p>1440</text:p>
          </table:table-cell>
          <table:table-cell office:value-type="string">
            <text:p>Yarmouth</text:p>
          </table:table-cell>
          <table:table-cell office:value-type="string">
            <text:p>Fashion People</text:p>
          </table:table-cell>
          <table:table-cell office:value-type="float" office:value="1.5">
            <text:p>1.5</text:p>
          </table:table-cell>
          <table:table-cell office:value-type="float" office:value="0.67118347028818">
            <text:p>0.67118347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550">
            <text:p>1550</text:p>
          </table:table-cell>
          <table:table-cell office:value-type="string">
            <text:p>Yarmouth</text:p>
          </table:table-cell>
          <table:table-cell office:value-type="string">
            <text:p>Alice De Clare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Beach Point</text:p>
          </table:table-cell>
          <table:table-cell office:value-type="float" office:value="5">
            <text:p>5</text:p>
          </table:table-cell>
          <table:table-cell office:value-type="float" office:value="0.218230862123754">
            <text:p>0.21823086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550">
            <text:p>1550</text:p>
          </table:table-cell>
          <table:table-cell office:value-type="string">
            <text:p>Yarmouth</text:p>
          </table:table-cell>
          <table:table-cell office:value-type="string">
            <text:p>Alice De Clare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657">
            <text:p>1657</text:p>
          </table:table-cell>
          <table:table-cell office:value-type="string">
            <text:p>Yarmouth</text:p>
          </table:table-cell>
          <table:table-cell office:value-type="string">
            <text:p>Moonshine</text:p>
          </table:table-cell>
          <table:table-cell office:value-type="float" office:value="4">
            <text:p>4</text:p>
          </table:table-cell>
          <table:table-cell office:value-type="float" office:value="0.257013821885038">
            <text:p>0.2570138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730">
            <text:p>1730</text:p>
          </table:table-cell>
          <table:table-cell office:value-type="string">
            <text:p>Yarmouth</text:p>
          </table:table-cell>
          <table:table-cell office:value-type="string">
            <text:p>Del Corso</text:p>
          </table:table-cell>
          <table:table-cell office:value-type="float" office:value="2.88">
            <text:p>2.88</text:p>
          </table:table-cell>
          <table:table-cell office:value-type="float" office:value="0.355190934865696">
            <text:p>0.35519093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413">
            <text:p>1413</text:p>
          </table:table-cell>
          <table:table-cell office:value-type="string">
            <text:p>Redcar</text:p>
          </table:table-cell>
          <table:table-cell office:value-type="string">
            <text:p>Fareenar</text:p>
          </table:table-cell>
          <table:table-cell office:value-type="float" office:value="6.5">
            <text:p>6.5</text:p>
          </table:table-cell>
          <table:table-cell office:value-type="float" office:value="0.157545611475083">
            <text:p>0.15754561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57">
            <text:p>1657</text:p>
          </table:table-cell>
          <table:table-cell office:value-type="string">
            <text:p>Yarmouth</text:p>
          </table:table-cell>
          <table:table-cell office:value-type="string">
            <text:p>Moonshine</text:p>
          </table:table-cell>
          <table:table-cell office:value-type="float" office:value="4">
            <text:p>4</text:p>
          </table:table-cell>
          <table:table-cell office:value-type="float" office:value="0.257013821885038">
            <text:p>0.2570138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413">
            <text:p>1413</text:p>
          </table:table-cell>
          <table:table-cell office:value-type="string">
            <text:p>Redcar</text:p>
          </table:table-cell>
          <table:table-cell office:value-type="string">
            <text:p>Fareenar</text:p>
          </table:table-cell>
          <table:table-cell office:value-type="float" office:value="6.5">
            <text:p>6.5</text:p>
          </table:table-cell>
          <table:table-cell office:value-type="float" office:value="0.157545611475083">
            <text:p>0.15754561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550">
            <text:p>1550</text:p>
          </table:table-cell>
          <table:table-cell office:value-type="string">
            <text:p>Yarmouth</text:p>
          </table:table-cell>
          <table:table-cell office:value-type="string">
            <text:p>Alice De Clare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Beach Point</text:p>
          </table:table-cell>
          <table:table-cell office:value-type="float" office:value="5">
            <text:p>5</text:p>
          </table:table-cell>
          <table:table-cell office:value-type="float" office:value="0.218230862123754">
            <text:p>0.21823086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57">
            <text:p>1657</text:p>
          </table:table-cell>
          <table:table-cell office:value-type="string">
            <text:p>Yarmouth</text:p>
          </table:table-cell>
          <table:table-cell office:value-type="string">
            <text:p>Moonshine</text:p>
          </table:table-cell>
          <table:table-cell office:value-type="float" office:value="4">
            <text:p>4</text:p>
          </table:table-cell>
          <table:table-cell office:value-type="float" office:value="0.257013821885038">
            <text:p>0.2570138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30">
            <text:p>1730</text:p>
          </table:table-cell>
          <table:table-cell office:value-type="string">
            <text:p>Yarmouth</text:p>
          </table:table-cell>
          <table:table-cell office:value-type="string">
            <text:p>Del Corso</text:p>
          </table:table-cell>
          <table:table-cell office:value-type="float" office:value="2.88">
            <text:p>2.88</text:p>
          </table:table-cell>
          <table:table-cell office:value-type="float" office:value="0.355190934865696">
            <text:p>0.35519093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530">
            <text:p>1530</text:p>
          </table:table-cell>
          <table:table-cell office:value-type="string">
            <text:p>Lingfield</text:p>
          </table:table-cell>
          <table:table-cell office:value-type="string">
            <text:p>Mintana</text:p>
          </table:table-cell>
          <table:table-cell office:value-type="float" office:value="11">
            <text:p>11</text:p>
          </table:table-cell>
          <table:table-cell office:value-type="float" office:value="0.0927822704039734">
            <text:p>0.092782270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605">
            <text:p>1605</text:p>
          </table:table-cell>
          <table:table-cell office:value-type="string">
            <text:p>Lingfield</text:p>
          </table:table-cell>
          <table:table-cell office:value-type="string">
            <text:p>Desdemona</text:p>
          </table:table-cell>
          <table:table-cell office:value-type="float" office:value="5">
            <text:p>5</text:p>
          </table:table-cell>
          <table:table-cell office:value-type="float" office:value="0.205320281134868">
            <text:p>0.20532028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605">
            <text:p>1605</text:p>
          </table:table-cell>
          <table:table-cell office:value-type="string">
            <text:p>Lingfield</text:p>
          </table:table-cell>
          <table:table-cell office:value-type="string">
            <text:p>Wedgewood</text:p>
          </table:table-cell>
          <table:table-cell office:value-type="float" office:value="5">
            <text:p>5</text:p>
          </table:table-cell>
          <table:table-cell office:value-type="float" office:value="0.20280224282256">
            <text:p>0.20280224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Daisy Roots</text:p>
          </table:table-cell>
          <table:table-cell office:value-type="float" office:value="8">
            <text:p>8</text:p>
          </table:table-cell>
          <table:table-cell office:value-type="float" office:value="0.13100421899708">
            <text:p>0.1310042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Bold Suitor</text:p>
          </table:table-cell>
          <table:table-cell office:value-type="float" office:value="11">
            <text:p>11</text:p>
          </table:table-cell>
          <table:table-cell office:value-type="float" office:value="0.092442999641613">
            <text:p>0.09244299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40">
            <text:p>1740</text:p>
          </table:table-cell>
          <table:table-cell office:value-type="string">
            <text:p>Lingfield</text:p>
          </table:table-cell>
          <table:table-cell office:value-type="string">
            <text:p>Blue Collar Lad</text:p>
          </table:table-cell>
          <table:table-cell office:value-type="float" office:value="12">
            <text:p>12</text:p>
          </table:table-cell>
          <table:table-cell office:value-type="float" office:value="0.0895282366308742">
            <text:p>0.089528236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745">
            <text:p>1745</text:p>
          </table:table-cell>
          <table:table-cell office:value-type="string">
            <text:p>Kempton</text:p>
          </table:table-cell>
          <table:table-cell office:value-type="string">
            <text:p>Wild Thoughts</text:p>
          </table:table-cell>
          <table:table-cell office:value-type="float" office:value="2.1">
            <text:p>2.1</text:p>
          </table:table-cell>
          <table:table-cell office:value-type="float" office:value="0.507746738509661">
            <text:p>0.50774673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810">
            <text:p>1810</text:p>
          </table:table-cell>
          <table:table-cell office:value-type="string">
            <text:p>Lingfield</text:p>
          </table:table-cell>
          <table:table-cell office:value-type="string">
            <text:p>Skimming Along</text:p>
          </table:table-cell>
          <table:table-cell office:value-type="float" office:value="7.5">
            <text:p>7.5</text:p>
          </table:table-cell>
          <table:table-cell office:value-type="float" office:value="0.13578673445905">
            <text:p>0.13578673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Commander Of Life</text:p>
          </table:table-cell>
          <table:table-cell office:value-type="float" office:value="6.5">
            <text:p>6.5</text:p>
          </table:table-cell>
          <table:table-cell office:value-type="float" office:value="0.163177187850333">
            <text:p>0.163177187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915">
            <text:p>1915</text:p>
          </table:table-cell>
          <table:table-cell office:value-type="string">
            <text:p>Kempton</text:p>
          </table:table-cell>
          <table:table-cell office:value-type="string">
            <text:p>Billy Mill</text:p>
          </table:table-cell>
          <table:table-cell office:value-type="float" office:value="10">
            <text:p>10</text:p>
          </table:table-cell>
          <table:table-cell office:value-type="float" office:value="0.10126750413721">
            <text:p>0.10126750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945">
            <text:p>1945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6">
            <text:p>6</text:p>
          </table:table-cell>
          <table:table-cell office:value-type="float" office:value="0.175966099091165">
            <text:p>0.175966099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Initial Blue</text:p>
          </table:table-cell>
          <table:table-cell office:value-type="float" office:value="4.33">
            <text:p>4.33</text:p>
          </table:table-cell>
          <table:table-cell office:value-type="float" office:value="0.238339238160876">
            <text:p>0.23833923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2015">
            <text:p>2015</text:p>
          </table:table-cell>
          <table:table-cell office:value-type="string">
            <text:p>Kempton</text:p>
          </table:table-cell>
          <table:table-cell office:value-type="string">
            <text:p>Wedonttellthetruth</text:p>
          </table:table-cell>
          <table:table-cell office:value-type="float" office:value="12">
            <text:p>12</text:p>
          </table:table-cell>
          <table:table-cell office:value-type="float" office:value="0.0846726148500425">
            <text:p>0.08467261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420">
            <text:p>1420</text:p>
          </table:table-cell>
          <table:table-cell office:value-type="string">
            <text:p>Lingfield</text:p>
          </table:table-cell>
          <table:table-cell office:value-type="string">
            <text:p>Alpe D'Huez</text:p>
          </table:table-cell>
          <table:table-cell office:value-type="float" office:value="2.1">
            <text:p>2.1</text:p>
          </table:table-cell>
          <table:table-cell office:value-type="float" office:value="0.481927867925803">
            <text:p>0.481927867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30">
            <text:p>260430</text:p>
          </table:table-cell>
          <table:table-cell office:value-type="float" office:value="1845">
            <text:p>1845</text:p>
          </table:table-cell>
          <table:table-cell office:value-type="string">
            <text:p>Kempton</text:p>
          </table:table-cell>
          <table:table-cell office:value-type="string">
            <text:p>Royal Fanfare</text:p>
          </table:table-cell>
          <table:table-cell office:value-type="float" office:value="2.88">
            <text:p>2.88</text:p>
          </table:table-cell>
          <table:table-cell office:value-type="float" office:value="0.3476028204036">
            <text:p>0.347602820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650">
            <text:p>1650</text:p>
          </table:table-cell>
          <table:table-cell office:value-type="string">
            <text:p>Punchestown</text:p>
          </table:table-cell>
          <table:table-cell office:value-type="string">
            <text:p>The King Of Prs</text:p>
          </table:table-cell>
          <table:table-cell office:value-type="float" office:value="34">
            <text:p>34</text:p>
          </table:table-cell>
          <table:table-cell office:value-type="float" office:value="0.030388753820504">
            <text:p>0.030388753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Adrienne</text:p>
          </table:table-cell>
          <table:table-cell office:value-type="float" office:value="7">
            <text:p>7</text:p>
          </table:table-cell>
          <table:table-cell office:value-type="float" office:value="0.14920636215462">
            <text:p>0.14920636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Catchabird</text:p>
          </table:table-cell>
          <table:table-cell office:value-type="float" office:value="26">
            <text:p>26</text:p>
          </table:table-cell>
          <table:table-cell office:value-type="float" office:value="0.0521765948857112">
            <text:p>0.05217659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3">
          <table:table-cell office:value-type="float" office:value="260430">
            <text:p>260430</text:p>
          </table:table-cell>
          <table:table-cell office:value-type="float" office:value="1805">
            <text:p>1805</text:p>
          </table:table-cell>
          <table:table-cell office:value-type="string">
            <text:p>Punchestown</text:p>
          </table:table-cell>
          <table:table-cell office:value-type="string">
            <text:p>Franciscan Rock</text:p>
          </table:table-cell>
          <table:table-cell office:value-type="float" office:value="41">
            <text:p>41</text:p>
          </table:table-cell>
          <table:table-cell office:value-type="float" office:value="0.0406920103560389">
            <text:p>0.040692010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Dollar's Dream</text:p>
          </table:table-cell>
          <table:table-cell office:value-type="float" office:value="13">
            <text:p>13</text:p>
          </table:table-cell>
          <table:table-cell office:value-type="float" office:value="0.0789209485392552">
            <text:p>0.078920948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2.38">
            <text:p>2.38</text:p>
          </table:table-cell>
          <table:table-cell office:value-type="float" office:value="0.431402117741901">
            <text:p>0.43140211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8">
            <text:p>8</text:p>
          </table:table-cell>
          <table:table-cell office:value-type="float" office:value="0.146108897566352">
            <text:p>0.14610889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Or Another</text:p>
          </table:table-cell>
          <table:table-cell office:value-type="float" office:value="1.73">
            <text:p>1.73</text:p>
          </table:table-cell>
          <table:table-cell office:value-type="float" office:value="0.58952639301162">
            <text:p>0.5895263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413">
            <text:p>1413</text:p>
          </table:table-cell>
          <table:table-cell office:value-type="string">
            <text:p>Pontefract</text:p>
          </table:table-cell>
          <table:table-cell office:value-type="string">
            <text:p>Infraad</text:p>
          </table:table-cell>
          <table:table-cell office:value-type="float" office:value="1.91">
            <text:p>1.91</text:p>
          </table:table-cell>
          <table:table-cell office:value-type="float" office:value="0.525325398932256">
            <text:p>0.52532539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2.38">
            <text:p>2.38</text:p>
          </table:table-cell>
          <table:table-cell office:value-type="float" office:value="0.431402117741901">
            <text:p>0.43140211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Innichen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Innichen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413">
            <text:p>1413</text:p>
          </table:table-cell>
          <table:table-cell office:value-type="string">
            <text:p>Pontefract</text:p>
          </table:table-cell>
          <table:table-cell office:value-type="string">
            <text:p>Infraad</text:p>
          </table:table-cell>
          <table:table-cell office:value-type="float" office:value="1.91">
            <text:p>1.91</text:p>
          </table:table-cell>
          <table:table-cell office:value-type="float" office:value="0.525325398932256">
            <text:p>0.52532539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Innichen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413">
            <text:p>1413</text:p>
          </table:table-cell>
          <table:table-cell office:value-type="string">
            <text:p>Pontefract</text:p>
          </table:table-cell>
          <table:table-cell office:value-type="string">
            <text:p>Infraad</text:p>
          </table:table-cell>
          <table:table-cell office:value-type="float" office:value="1.91">
            <text:p>1.91</text:p>
          </table:table-cell>
          <table:table-cell office:value-type="float" office:value="0.525325398932256">
            <text:p>0.52532539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455">
            <text:p>1455</text:p>
          </table:table-cell>
          <table:table-cell office:value-type="string">
            <text:p>Southwell</text:p>
          </table:table-cell>
          <table:table-cell office:value-type="string">
            <text:p>Crimson Blaze</text:p>
          </table:table-cell>
          <table:table-cell office:value-type="float" office:value="3.25">
            <text:p>3.25</text:p>
          </table:table-cell>
          <table:table-cell office:value-type="float" office:value="0.290548028785951">
            <text:p>0.29054802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Wezzeer</text:p>
          </table:table-cell>
          <table:table-cell office:value-type="float" office:value="2.25">
            <text:p>2.25</text:p>
          </table:table-cell>
          <table:table-cell office:value-type="float" office:value="0.431783765146443">
            <text:p>0.43178376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930">
            <text:p>1930</text:p>
          </table:table-cell>
          <table:table-cell office:value-type="string">
            <text:p>Bath</text:p>
          </table:table-cell>
          <table:table-cell office:value-type="string">
            <text:p>Fact Or Fable</text:p>
          </table:table-cell>
          <table:table-cell office:value-type="float" office:value="17">
            <text:p>17</text:p>
          </table:table-cell>
          <table:table-cell office:value-type="float" office:value="0.0685681465962001">
            <text:p>0.068568146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930">
            <text:p>1930</text:p>
          </table:table-cell>
          <table:table-cell office:value-type="string">
            <text:p>Bath</text:p>
          </table:table-cell>
          <table:table-cell office:value-type="string">
            <text:p>Fact Or Fable</text:p>
          </table:table-cell>
          <table:table-cell office:value-type="float" office:value="17">
            <text:p>17</text:p>
          </table:table-cell>
          <table:table-cell office:value-type="float" office:value="0.0685681465962001">
            <text:p>0.068568146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343">
            <text:p>1343</text:p>
          </table:table-cell>
          <table:table-cell office:value-type="string">
            <text:p>Pontefract</text:p>
          </table:table-cell>
          <table:table-cell office:value-type="string">
            <text:p>Innichen</text:p>
          </table:table-cell>
          <table:table-cell office:value-type="float" office:value="2.1">
            <text:p>2.1</text:p>
          </table:table-cell>
          <table:table-cell office:value-type="float" office:value="0.496207372463884">
            <text:p>0.49620737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413">
            <text:p>1413</text:p>
          </table:table-cell>
          <table:table-cell office:value-type="string">
            <text:p>Pontefract</text:p>
          </table:table-cell>
          <table:table-cell office:value-type="string">
            <text:p>Infraad</text:p>
          </table:table-cell>
          <table:table-cell office:value-type="float" office:value="1.91">
            <text:p>1.91</text:p>
          </table:table-cell>
          <table:table-cell office:value-type="float" office:value="0.525325398932256">
            <text:p>0.52532539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420">
            <text:p>1420</text:p>
          </table:table-cell>
          <table:table-cell office:value-type="string">
            <text:p>Southwell</text:p>
          </table:table-cell>
          <table:table-cell office:value-type="string">
            <text:p>Dollar's Dream</text:p>
          </table:table-cell>
          <table:table-cell office:value-type="float" office:value="13">
            <text:p>13</text:p>
          </table:table-cell>
          <table:table-cell office:value-type="float" office:value="0.0789209485392552">
            <text:p>0.078920948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2.38">
            <text:p>2.38</text:p>
          </table:table-cell>
          <table:table-cell office:value-type="float" office:value="0.431402117741901">
            <text:p>0.43140211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Spirit Of Bowland</text:p>
          </table:table-cell>
          <table:table-cell office:value-type="float" office:value="8">
            <text:p>8</text:p>
          </table:table-cell>
          <table:table-cell office:value-type="float" office:value="0.146108897566352">
            <text:p>0.14610889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9">
            <text:p>260429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Gold Star Gazing</text:p>
          </table:table-cell>
          <table:table-cell office:value-type="float" office:value="2.75">
            <text:p>2.75</text:p>
          </table:table-cell>
          <table:table-cell office:value-type="float" office:value="0.381828740254213">
            <text:p>0.38182874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3">
          <table:table-cell office:value-type="float" office:value="260429">
            <text:p>260429</text:p>
          </table:table-cell>
          <table:table-cell office:value-type="float" office:value="1540">
            <text:p>1540</text:p>
          </table:table-cell>
          <table:table-cell office:value-type="string">
            <text:p>Punchestown</text:p>
          </table:table-cell>
          <table:table-cell office:value-type="string">
            <text:p>Minella Boss</text:p>
          </table:table-cell>
          <table:table-cell office:value-type="float" office:value="12">
            <text:p>12</text:p>
          </table:table-cell>
          <table:table-cell office:value-type="float" office:value="0.085688338743474">
            <text:p>0.08568833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455">
            <text:p>1455</text:p>
          </table:table-cell>
          <table:table-cell office:value-type="string">
            <text:p>Southwell</text:p>
          </table:table-cell>
          <table:table-cell office:value-type="string">
            <text:p>Marcus</text:p>
          </table:table-cell>
          <table:table-cell office:value-type="float" office:value="8">
            <text:p>8</text:p>
          </table:table-cell>
          <table:table-cell office:value-type="float" office:value="0.128625527161466">
            <text:p>0.12862552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643">
            <text:p>1643</text:p>
          </table:table-cell>
          <table:table-cell office:value-type="string">
            <text:p>Lingfield</text:p>
          </table:table-cell>
          <table:table-cell office:value-type="string">
            <text:p>Mick's Spirit</text:p>
          </table:table-cell>
          <table:table-cell office:value-type="float" office:value="5.5">
            <text:p>5.5</text:p>
          </table:table-cell>
          <table:table-cell office:value-type="float" office:value="0.201424139001587">
            <text:p>0.20142413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643">
            <text:p>1643</text:p>
          </table:table-cell>
          <table:table-cell office:value-type="string">
            <text:p>Lingfield</text:p>
          </table:table-cell>
          <table:table-cell office:value-type="string">
            <text:p>Spendmore Lane</text:p>
          </table:table-cell>
          <table:table-cell office:value-type="float" office:value="8">
            <text:p>8</text:p>
          </table:table-cell>
          <table:table-cell office:value-type="float" office:value="0.128627905820255">
            <text:p>0.12862790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742">
            <text:p>1742</text:p>
          </table:table-cell>
          <table:table-cell office:value-type="string">
            <text:p>Southwell</text:p>
          </table:table-cell>
          <table:table-cell office:value-type="string">
            <text:p>Dapper Gee Gee</text:p>
          </table:table-cell>
          <table:table-cell office:value-type="float" office:value="5.5">
            <text:p>5.5</text:p>
          </table:table-cell>
          <table:table-cell office:value-type="float" office:value="0.192490777335533">
            <text:p>0.192490777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950">
            <text:p>1950</text:p>
          </table:table-cell>
          <table:table-cell office:value-type="string">
            <text:p>Lingfield</text:p>
          </table:table-cell>
          <table:table-cell office:value-type="string">
            <text:p>Katalyst</text:p>
          </table:table-cell>
          <table:table-cell office:value-type="float" office:value="8">
            <text:p>8</text:p>
          </table:table-cell>
          <table:table-cell office:value-type="float" office:value="0.130242771409566">
            <text:p>0.13024277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950">
            <text:p>1950</text:p>
          </table:table-cell>
          <table:table-cell office:value-type="string">
            <text:p>Lingfield</text:p>
          </table:table-cell>
          <table:table-cell office:value-type="string">
            <text:p>Betty Lemon</text:p>
          </table:table-cell>
          <table:table-cell office:value-type="float" office:value="29">
            <text:p>29</text:p>
          </table:table-cell>
          <table:table-cell office:value-type="float" office:value="0.0454390927322947">
            <text:p>0.04543909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515">
            <text:p>1515</text:p>
          </table:table-cell>
          <table:table-cell office:value-type="string">
            <text:p>Epsom</text:p>
          </table:table-cell>
          <table:table-cell office:value-type="string">
            <text:p>Rathgar</text:p>
          </table:table-cell>
          <table:table-cell office:value-type="float" office:value="5">
            <text:p>5</text:p>
          </table:table-cell>
          <table:table-cell office:value-type="float" office:value="0.219774185104508">
            <text:p>0.2197741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Shes Got A Brother</text:p>
          </table:table-cell>
          <table:table-cell office:value-type="float" office:value="2.1">
            <text:p>2.1</text:p>
          </table:table-cell>
          <table:table-cell office:value-type="float" office:value="0.492610748588995">
            <text:p>0.49261074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735">
            <text:p>1735</text:p>
          </table:table-cell>
          <table:table-cell office:value-type="string">
            <text:p>Yarmouth</text:p>
          </table:table-cell>
          <table:table-cell office:value-type="string">
            <text:p>Takincareofbizness</text:p>
          </table:table-cell>
          <table:table-cell office:value-type="float" office:value="3.75">
            <text:p>3.75</text:p>
          </table:table-cell>
          <table:table-cell office:value-type="float" office:value="0.273817919762174">
            <text:p>0.273817919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Shes Got A Brother</text:p>
          </table:table-cell>
          <table:table-cell office:value-type="float" office:value="2.1">
            <text:p>2.1</text:p>
          </table:table-cell>
          <table:table-cell office:value-type="float" office:value="0.492610748588995">
            <text:p>0.49261074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530">
            <text:p>1530</text:p>
          </table:table-cell>
          <table:table-cell office:value-type="string">
            <text:p>Southwell</text:p>
          </table:table-cell>
          <table:table-cell office:value-type="string">
            <text:p>Shes Got A Brother</text:p>
          </table:table-cell>
          <table:table-cell office:value-type="float" office:value="2.1">
            <text:p>2.1</text:p>
          </table:table-cell>
          <table:table-cell office:value-type="float" office:value="0.492610748588995">
            <text:p>0.49261074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50">
            <text:p>1550</text:p>
          </table:table-cell>
          <table:table-cell office:value-type="string">
            <text:p>Epsom</text:p>
          </table:table-cell>
          <table:table-cell office:value-type="string">
            <text:p>Asgard's Captain</text:p>
          </table:table-cell>
          <table:table-cell office:value-type="float" office:value="5">
            <text:p>5</text:p>
          </table:table-cell>
          <table:table-cell office:value-type="float" office:value="0.220815629172676">
            <text:p>0.220815629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623">
            <text:p>1623</text:p>
          </table:table-cell>
          <table:table-cell office:value-type="string">
            <text:p>Epsom</text:p>
          </table:table-cell>
          <table:table-cell office:value-type="string">
            <text:p>Mayaada</text:p>
          </table:table-cell>
          <table:table-cell office:value-type="float" office:value="12">
            <text:p>12</text:p>
          </table:table-cell>
          <table:table-cell office:value-type="float" office:value="0.0977019853132745">
            <text:p>0.097701985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658">
            <text:p>1658</text:p>
          </table:table-cell>
          <table:table-cell office:value-type="string">
            <text:p>Epsom</text:p>
          </table:table-cell>
          <table:table-cell office:value-type="string">
            <text:p>Knights Gold</text:p>
          </table:table-cell>
          <table:table-cell office:value-type="float" office:value="15">
            <text:p>15</text:p>
          </table:table-cell>
          <table:table-cell office:value-type="float" office:value="0.0827876962287303">
            <text:p>0.082787696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515">
            <text:p>1515</text:p>
          </table:table-cell>
          <table:table-cell office:value-type="string">
            <text:p>Epsom</text:p>
          </table:table-cell>
          <table:table-cell office:value-type="string">
            <text:p>Rathgar</text:p>
          </table:table-cell>
          <table:table-cell office:value-type="float" office:value="5">
            <text:p>5</text:p>
          </table:table-cell>
          <table:table-cell office:value-type="float" office:value="0.219774185104508">
            <text:p>0.2197741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658">
            <text:p>1658</text:p>
          </table:table-cell>
          <table:table-cell office:value-type="string">
            <text:p>Epsom</text:p>
          </table:table-cell>
          <table:table-cell office:value-type="string">
            <text:p>Knights Gold</text:p>
          </table:table-cell>
          <table:table-cell office:value-type="float" office:value="15">
            <text:p>15</text:p>
          </table:table-cell>
          <table:table-cell office:value-type="float" office:value="0.0827876962287303">
            <text:p>0.082787696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703">
            <text:p>1703</text:p>
          </table:table-cell>
          <table:table-cell office:value-type="string">
            <text:p>Yarmouth</text:p>
          </table:table-cell>
          <table:table-cell office:value-type="string">
            <text:p>Griselda</text:p>
          </table:table-cell>
          <table:table-cell office:value-type="float" office:value="5">
            <text:p>5</text:p>
          </table:table-cell>
          <table:table-cell office:value-type="float" office:value="0.201566720565198">
            <text:p>0.20156672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515">
            <text:p>1515</text:p>
          </table:table-cell>
          <table:table-cell office:value-type="string">
            <text:p>Epsom</text:p>
          </table:table-cell>
          <table:table-cell office:value-type="string">
            <text:p>Rathgar</text:p>
          </table:table-cell>
          <table:table-cell office:value-type="float" office:value="5">
            <text:p>5</text:p>
          </table:table-cell>
          <table:table-cell office:value-type="float" office:value="0.219774185104508">
            <text:p>0.2197741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623">
            <text:p>1623</text:p>
          </table:table-cell>
          <table:table-cell office:value-type="string">
            <text:p>Epsom</text:p>
          </table:table-cell>
          <table:table-cell office:value-type="string">
            <text:p>Mayaada</text:p>
          </table:table-cell>
          <table:table-cell office:value-type="float" office:value="12">
            <text:p>12</text:p>
          </table:table-cell>
          <table:table-cell office:value-type="float" office:value="0.0977019853132745">
            <text:p>0.097701985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658">
            <text:p>1658</text:p>
          </table:table-cell>
          <table:table-cell office:value-type="string">
            <text:p>Epsom</text:p>
          </table:table-cell>
          <table:table-cell office:value-type="string">
            <text:p>Knights Gold</text:p>
          </table:table-cell>
          <table:table-cell office:value-type="float" office:value="15">
            <text:p>15</text:p>
          </table:table-cell>
          <table:table-cell office:value-type="float" office:value="0.0827876962287303">
            <text:p>0.082787696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703">
            <text:p>1703</text:p>
          </table:table-cell>
          <table:table-cell office:value-type="string">
            <text:p>Yarmouth</text:p>
          </table:table-cell>
          <table:table-cell office:value-type="string">
            <text:p>Griselda</text:p>
          </table:table-cell>
          <table:table-cell office:value-type="float" office:value="5">
            <text:p>5</text:p>
          </table:table-cell>
          <table:table-cell office:value-type="float" office:value="0.201566720565198">
            <text:p>0.20156672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735">
            <text:p>1735</text:p>
          </table:table-cell>
          <table:table-cell office:value-type="string">
            <text:p>Yarmouth</text:p>
          </table:table-cell>
          <table:table-cell office:value-type="string">
            <text:p>Takincareofbizness</text:p>
          </table:table-cell>
          <table:table-cell office:value-type="float" office:value="3.75">
            <text:p>3.75</text:p>
          </table:table-cell>
          <table:table-cell office:value-type="float" office:value="0.273817919762174">
            <text:p>0.273817919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440">
            <text:p>1440</text:p>
          </table:table-cell>
          <table:table-cell office:value-type="string">
            <text:p>Epsom</text:p>
          </table:table-cell>
          <table:table-cell office:value-type="string">
            <text:p>Pearl River</text:p>
          </table:table-cell>
          <table:table-cell office:value-type="float" office:value="34">
            <text:p>34</text:p>
          </table:table-cell>
          <table:table-cell office:value-type="float" office:value="0.0502820931942687">
            <text:p>0.05028209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557">
            <text:p>1557</text:p>
          </table:table-cell>
          <table:table-cell office:value-type="string">
            <text:p>Yarmouth</text:p>
          </table:table-cell>
          <table:table-cell office:value-type="string">
            <text:p>Atlantic Sunset</text:p>
          </table:table-cell>
          <table:table-cell office:value-type="float" office:value="13">
            <text:p>13</text:p>
          </table:table-cell>
          <table:table-cell office:value-type="float" office:value="0.0848265748619789">
            <text:p>0.08482657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455">
            <text:p>1455</text:p>
          </table:table-cell>
          <table:table-cell office:value-type="string">
            <text:p>Southwell</text:p>
          </table:table-cell>
          <table:table-cell office:value-type="string">
            <text:p>Marcus</text:p>
          </table:table-cell>
          <table:table-cell office:value-type="float" office:value="8">
            <text:p>8</text:p>
          </table:table-cell>
          <table:table-cell office:value-type="float" office:value="0.128625527161466">
            <text:p>0.12862552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643">
            <text:p>1643</text:p>
          </table:table-cell>
          <table:table-cell office:value-type="string">
            <text:p>Lingfield</text:p>
          </table:table-cell>
          <table:table-cell office:value-type="string">
            <text:p>Mick's Spirit</text:p>
          </table:table-cell>
          <table:table-cell office:value-type="float" office:value="5.5">
            <text:p>5.5</text:p>
          </table:table-cell>
          <table:table-cell office:value-type="float" office:value="0.201424139001587">
            <text:p>0.20142413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643">
            <text:p>1643</text:p>
          </table:table-cell>
          <table:table-cell office:value-type="string">
            <text:p>Lingfield</text:p>
          </table:table-cell>
          <table:table-cell office:value-type="string">
            <text:p>Spendmore Lane</text:p>
          </table:table-cell>
          <table:table-cell office:value-type="float" office:value="8">
            <text:p>8</text:p>
          </table:table-cell>
          <table:table-cell office:value-type="float" office:value="0.128627905820255">
            <text:p>0.12862790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742">
            <text:p>1742</text:p>
          </table:table-cell>
          <table:table-cell office:value-type="string">
            <text:p>Southwell</text:p>
          </table:table-cell>
          <table:table-cell office:value-type="string">
            <text:p>Dapper Gee Gee</text:p>
          </table:table-cell>
          <table:table-cell office:value-type="float" office:value="5.5">
            <text:p>5.5</text:p>
          </table:table-cell>
          <table:table-cell office:value-type="float" office:value="0.192490777335533">
            <text:p>0.192490777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950">
            <text:p>1950</text:p>
          </table:table-cell>
          <table:table-cell office:value-type="string">
            <text:p>Lingfield</text:p>
          </table:table-cell>
          <table:table-cell office:value-type="string">
            <text:p>Katalyst</text:p>
          </table:table-cell>
          <table:table-cell office:value-type="float" office:value="8">
            <text:p>8</text:p>
          </table:table-cell>
          <table:table-cell office:value-type="float" office:value="0.130242771409566">
            <text:p>0.13024277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8">
            <text:p>260428</text:p>
          </table:table-cell>
          <table:table-cell office:value-type="float" office:value="1950">
            <text:p>1950</text:p>
          </table:table-cell>
          <table:table-cell office:value-type="string">
            <text:p>Lingfield</text:p>
          </table:table-cell>
          <table:table-cell office:value-type="string">
            <text:p>Betty Lemon</text:p>
          </table:table-cell>
          <table:table-cell office:value-type="float" office:value="29">
            <text:p>29</text:p>
          </table:table-cell>
          <table:table-cell office:value-type="float" office:value="0.0454390927322947">
            <text:p>0.04543909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850">
            <text:p>1850</text:p>
          </table:table-cell>
          <table:table-cell office:value-type="string">
            <text:p>Lingfield</text:p>
          </table:table-cell>
          <table:table-cell office:value-type="string">
            <text:p>Liveinthelight</text:p>
          </table:table-cell>
          <table:table-cell office:value-type="float" office:value="17">
            <text:p>17</text:p>
          </table:table-cell>
          <table:table-cell office:value-type="float" office:value="0.0600178630443963">
            <text:p>0.0600178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505">
            <text:p>1505</text:p>
          </table:table-cell>
          <table:table-cell office:value-type="string">
            <text:p>Punchestown</text:p>
          </table:table-cell>
          <table:table-cell office:value-type="string">
            <text:p>Laughing John</text:p>
          </table:table-cell>
          <table:table-cell office:value-type="float" office:value="7">
            <text:p>7</text:p>
          </table:table-cell>
          <table:table-cell office:value-type="float" office:value="0.18276552786478">
            <text:p>0.18276552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3">
          <table:table-cell office:value-type="float" office:value="260428">
            <text:p>260428</text:p>
          </table:table-cell>
          <table:table-cell office:value-type="float" office:value="1615">
            <text:p>1615</text:p>
          </table:table-cell>
          <table:table-cell office:value-type="string">
            <text:p>Punchestown</text:p>
          </table:table-cell>
          <table:table-cell office:value-type="string">
            <text:p>Blake</text:p>
          </table:table-cell>
          <table:table-cell office:value-type="float" office:value="12">
            <text:p>12</text:p>
          </table:table-cell>
          <table:table-cell office:value-type="float" office:value="0.0888543472081676">
            <text:p>0.088854347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445">
            <text:p>1445</text:p>
          </table:table-cell>
          <table:table-cell office:value-type="string">
            <text:p>Lingfield</text:p>
          </table:table-cell>
          <table:table-cell office:value-type="string">
            <text:p>Travel Agent</text:p>
          </table:table-cell>
          <table:table-cell office:value-type="float" office:value="2.63">
            <text:p>2.63</text:p>
          </table:table-cell>
          <table:table-cell office:value-type="float" office:value="0.385807367597084">
            <text:p>0.38580736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615">
            <text:p>1615</text:p>
          </table:table-cell>
          <table:table-cell office:value-type="string">
            <text:p>Lingfield</text:p>
          </table:table-cell>
          <table:table-cell office:value-type="string">
            <text:p>Miss Moonshine</text:p>
          </table:table-cell>
          <table:table-cell office:value-type="float" office:value="23">
            <text:p>23</text:p>
          </table:table-cell>
          <table:table-cell office:value-type="float" office:value="0.0468749506519987">
            <text:p>0.046874950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treet Life</text:p>
          </table:table-cell>
          <table:table-cell office:value-type="float" office:value="11">
            <text:p>11</text:p>
          </table:table-cell>
          <table:table-cell office:value-type="float" office:value="0.0909962273276116">
            <text:p>0.09099622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700">
            <text:p>1700</text:p>
          </table:table-cell>
          <table:table-cell office:value-type="string">
            <text:p>Bath</text:p>
          </table:table-cell>
          <table:table-cell office:value-type="string">
            <text:p>Takeitorleaveit</text:p>
          </table:table-cell>
          <table:table-cell office:value-type="float" office:value="3.5">
            <text:p>3.5</text:p>
          </table:table-cell>
          <table:table-cell office:value-type="float" office:value="0.295957478051509">
            <text:p>0.29595747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445">
            <text:p>1445</text:p>
          </table:table-cell>
          <table:table-cell office:value-type="string">
            <text:p>Lingfield</text:p>
          </table:table-cell>
          <table:table-cell office:value-type="string">
            <text:p>Travel Agent</text:p>
          </table:table-cell>
          <table:table-cell office:value-type="float" office:value="2.63">
            <text:p>2.63</text:p>
          </table:table-cell>
          <table:table-cell office:value-type="float" office:value="0.385807367597084">
            <text:p>0.38580736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Ticker Tape</text:p>
          </table:table-cell>
          <table:table-cell office:value-type="float" office:value="1.91">
            <text:p>1.91</text:p>
          </table:table-cell>
          <table:table-cell office:value-type="float" office:value="0.527493156494693">
            <text:p>0.52749315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Vidmiyr</text:p>
          </table:table-cell>
          <table:table-cell office:value-type="float" office:value="3">
            <text:p>3</text:p>
          </table:table-cell>
          <table:table-cell office:value-type="float" office:value="0.315036851177483">
            <text:p>0.31503685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530">
            <text:p>1530</text:p>
          </table:table-cell>
          <table:table-cell office:value-type="string">
            <text:p>Bath</text:p>
          </table:table-cell>
          <table:table-cell office:value-type="string">
            <text:p>Duskaura</text:p>
          </table:table-cell>
          <table:table-cell office:value-type="float" office:value="11">
            <text:p>11</text:p>
          </table:table-cell>
          <table:table-cell office:value-type="float" office:value="0.102750805369332">
            <text:p>0.1027508054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700">
            <text:p>1700</text:p>
          </table:table-cell>
          <table:table-cell office:value-type="string">
            <text:p>Bath</text:p>
          </table:table-cell>
          <table:table-cell office:value-type="string">
            <text:p>Takeitorleaveit</text:p>
          </table:table-cell>
          <table:table-cell office:value-type="float" office:value="3.5">
            <text:p>3.5</text:p>
          </table:table-cell>
          <table:table-cell office:value-type="float" office:value="0.295957478051509">
            <text:p>0.29595747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530">
            <text:p>1530</text:p>
          </table:table-cell>
          <table:table-cell office:value-type="string">
            <text:p>Bath</text:p>
          </table:table-cell>
          <table:table-cell office:value-type="string">
            <text:p>Duskaura</text:p>
          </table:table-cell>
          <table:table-cell office:value-type="float" office:value="11">
            <text:p>11</text:p>
          </table:table-cell>
          <table:table-cell office:value-type="float" office:value="0.102750805369332">
            <text:p>0.1027508054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945">
            <text:p>1945</text:p>
          </table:table-cell>
          <table:table-cell office:value-type="string">
            <text:p>Naas</text:p>
          </table:table-cell>
          <table:table-cell office:value-type="string">
            <text:p>Alphecca</text:p>
          </table:table-cell>
          <table:table-cell office:value-type="float" office:value="13">
            <text:p>13</text:p>
          </table:table-cell>
          <table:table-cell office:value-type="float" office:value="0.0794244037305781">
            <text:p>0.07942440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500">
            <text:p>1500</text:p>
          </table:table-cell>
          <table:table-cell office:value-type="string">
            <text:p>Bath</text:p>
          </table:table-cell>
          <table:table-cell office:value-type="string">
            <text:p>Global Success</text:p>
          </table:table-cell>
          <table:table-cell office:value-type="float" office:value="6.5">
            <text:p>6.5</text:p>
          </table:table-cell>
          <table:table-cell office:value-type="float" office:value="0.154216829814977">
            <text:p>0.154216829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530">
            <text:p>1530</text:p>
          </table:table-cell>
          <table:table-cell office:value-type="string">
            <text:p>Bath</text:p>
          </table:table-cell>
          <table:table-cell office:value-type="string">
            <text:p>Duskaura</text:p>
          </table:table-cell>
          <table:table-cell office:value-type="float" office:value="11">
            <text:p>11</text:p>
          </table:table-cell>
          <table:table-cell office:value-type="float" office:value="0.102750805369332">
            <text:p>0.1027508054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700">
            <text:p>1700</text:p>
          </table:table-cell>
          <table:table-cell office:value-type="string">
            <text:p>Bath</text:p>
          </table:table-cell>
          <table:table-cell office:value-type="string">
            <text:p>Takeitorleaveit</text:p>
          </table:table-cell>
          <table:table-cell office:value-type="float" office:value="3.5">
            <text:p>3.5</text:p>
          </table:table-cell>
          <table:table-cell office:value-type="float" office:value="0.295957478051509">
            <text:p>0.29595747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7">
            <text:p>260427</text:p>
          </table:table-cell>
          <table:table-cell office:value-type="float" office:value="1945">
            <text:p>1945</text:p>
          </table:table-cell>
          <table:table-cell office:value-type="string">
            <text:p>Naas</text:p>
          </table:table-cell>
          <table:table-cell office:value-type="string">
            <text:p>Alphecca</text:p>
          </table:table-cell>
          <table:table-cell office:value-type="float" office:value="13">
            <text:p>13</text:p>
          </table:table-cell>
          <table:table-cell office:value-type="float" office:value="0.0794244037305781">
            <text:p>0.07942440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445">
            <text:p>1445</text:p>
          </table:table-cell>
          <table:table-cell office:value-type="string">
            <text:p>Lingfield</text:p>
          </table:table-cell>
          <table:table-cell office:value-type="string">
            <text:p>Travel Agent</text:p>
          </table:table-cell>
          <table:table-cell office:value-type="float" office:value="2.63">
            <text:p>2.63</text:p>
          </table:table-cell>
          <table:table-cell office:value-type="float" office:value="0.385807367597084">
            <text:p>0.38580736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Tiger Crusade</text:p>
          </table:table-cell>
          <table:table-cell office:value-type="float" office:value="7.5">
            <text:p>7.5</text:p>
          </table:table-cell>
          <table:table-cell office:value-type="float" office:value="0.136026865947038">
            <text:p>0.136026865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545">
            <text:p>1545</text:p>
          </table:table-cell>
          <table:table-cell office:value-type="string">
            <text:p>Lingfield</text:p>
          </table:table-cell>
          <table:table-cell office:value-type="string">
            <text:p>Silver Trumpet</text:p>
          </table:table-cell>
          <table:table-cell office:value-type="float" office:value="7.5">
            <text:p>7.5</text:p>
          </table:table-cell>
          <table:table-cell office:value-type="float" office:value="0.139196905621822">
            <text:p>0.13919690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615">
            <text:p>1615</text:p>
          </table:table-cell>
          <table:table-cell office:value-type="string">
            <text:p>Lingfield</text:p>
          </table:table-cell>
          <table:table-cell office:value-type="string">
            <text:p>Miss Moonshine</text:p>
          </table:table-cell>
          <table:table-cell office:value-type="float" office:value="23">
            <text:p>23</text:p>
          </table:table-cell>
          <table:table-cell office:value-type="float" office:value="0.0468749506519987">
            <text:p>0.046874950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Street Life</text:p>
          </table:table-cell>
          <table:table-cell office:value-type="float" office:value="11">
            <text:p>11</text:p>
          </table:table-cell>
          <table:table-cell office:value-type="float" office:value="0.0909962273276116">
            <text:p>0.09099622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7">
            <text:p>260427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Ticker Tape</text:p>
          </table:table-cell>
          <table:table-cell office:value-type="float" office:value="1.91">
            <text:p>1.91</text:p>
          </table:table-cell>
          <table:table-cell office:value-type="float" office:value="0.527493156494693">
            <text:p>0.52749315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3">
          <table:table-cell office:value-type="float" office:value="260426">
            <text:p>260426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Donna Rumma</text:p>
          </table:table-cell>
          <table:table-cell office:value-type="float" office:value="3.5">
            <text:p>3.5</text:p>
          </table:table-cell>
          <table:table-cell office:value-type="float" office:value="0.287193703800052">
            <text:p>0.28719370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 Na Slieve</text:p>
          </table:table-cell>
          <table:table-cell office:value-type="float" office:value="8">
            <text:p>8</text:p>
          </table:table-cell>
          <table:table-cell office:value-type="float" office:value="0.139247562714027">
            <text:p>0.13924756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355">
            <text:p>1355</text:p>
          </table:table-cell>
          <table:table-cell office:value-type="string">
            <text:p>Wetherby</text:p>
          </table:table-cell>
          <table:table-cell office:value-type="string">
            <text:p>Harswell River</text:p>
          </table:table-cell>
          <table:table-cell office:value-type="float" office:value="7.5">
            <text:p>7.5</text:p>
          </table:table-cell>
          <table:table-cell office:value-type="float" office:value="0.150924981445653">
            <text:p>0.15092498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 Na Slieve</text:p>
          </table:table-cell>
          <table:table-cell office:value-type="float" office:value="8">
            <text:p>8</text:p>
          </table:table-cell>
          <table:table-cell office:value-type="float" office:value="0.139247562714027">
            <text:p>0.13924756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3">
          <table:table-cell office:value-type="float" office:value="260426">
            <text:p>260426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Donna Rumma</text:p>
          </table:table-cell>
          <table:table-cell office:value-type="float" office:value="3.5">
            <text:p>3.5</text:p>
          </table:table-cell>
          <table:table-cell office:value-type="float" office:value="0.287193703800052">
            <text:p>0.28719370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355">
            <text:p>1355</text:p>
          </table:table-cell>
          <table:table-cell office:value-type="string">
            <text:p>Wetherby</text:p>
          </table:table-cell>
          <table:table-cell office:value-type="string">
            <text:p>Harswell River</text:p>
          </table:table-cell>
          <table:table-cell office:value-type="float" office:value="7.5">
            <text:p>7.5</text:p>
          </table:table-cell>
          <table:table-cell office:value-type="float" office:value="0.150924981445653">
            <text:p>0.15092498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Mon Na Slieve</text:p>
          </table:table-cell>
          <table:table-cell office:value-type="float" office:value="8">
            <text:p>8</text:p>
          </table:table-cell>
          <table:table-cell office:value-type="float" office:value="0.139247562714027">
            <text:p>0.13924756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3">
          <table:table-cell office:value-type="float" office:value="260426">
            <text:p>260426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Donna Rumma</text:p>
          </table:table-cell>
          <table:table-cell office:value-type="float" office:value="3.5">
            <text:p>3.5</text:p>
          </table:table-cell>
          <table:table-cell office:value-type="float" office:value="0.287193703800052">
            <text:p>0.28719370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413">
            <text:p>1413</text:p>
          </table:table-cell>
          <table:table-cell office:value-type="string">
            <text:p>Nottingham</text:p>
          </table:table-cell>
          <table:table-cell office:value-type="string">
            <text:p>Ten Sixty Six</text:p>
          </table:table-cell>
          <table:table-cell office:value-type="float" office:value="21">
            <text:p>21</text:p>
          </table:table-cell>
          <table:table-cell office:value-type="float" office:value="0.0480070754987737">
            <text:p>0.048007075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6">
            <text:p>260426</text:p>
          </table:table-cell>
          <table:table-cell office:value-type="float" office:value="1635">
            <text:p>1635</text:p>
          </table:table-cell>
          <table:table-cell office:value-type="string">
            <text:p>Wetherby</text:p>
          </table:table-cell>
          <table:table-cell office:value-type="string">
            <text:p>Lever Up</text:p>
          </table:table-cell>
          <table:table-cell office:value-type="float" office:value="11">
            <text:p>11</text:p>
          </table:table-cell>
          <table:table-cell office:value-type="float" office:value="0.0925261864566314">
            <text:p>0.09252618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3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Chasing Time</text:p>
          </table:table-cell>
          <table:table-cell office:value-type="float" office:value="2.88">
            <text:p>2.88</text:p>
          </table:table-cell>
          <table:table-cell office:value-type="float" office:value="0.346942650177268">
            <text:p>0.34694265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Luna Celeste</text:p>
          </table:table-cell>
          <table:table-cell office:value-type="float" office:value="3">
            <text:p>3</text:p>
          </table:table-cell>
          <table:table-cell office:value-type="float" office:value="0.316393409055783">
            <text:p>0.31639340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Dark Sun</text:p>
          </table:table-cell>
          <table:table-cell office:value-type="float" office:value="15">
            <text:p>15</text:p>
          </table:table-cell>
          <table:table-cell office:value-type="float" office:value="0.068669874805272">
            <text:p>0.068669874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Commanding Officer</text:p>
          </table:table-cell>
          <table:table-cell office:value-type="float" office:value="4.33">
            <text:p>4.33</text:p>
          </table:table-cell>
          <table:table-cell office:value-type="float" office:value="0.234068859633055">
            <text:p>0.2340688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Poker</text:p>
          </table:table-cell>
          <table:table-cell office:value-type="float" office:value="10">
            <text:p>10</text:p>
          </table:table-cell>
          <table:table-cell office:value-type="float" office:value="0.101885604873733">
            <text:p>0.10188560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Forbidden Colours</text:p>
          </table:table-cell>
          <table:table-cell office:value-type="float" office:value="5">
            <text:p>5</text:p>
          </table:table-cell>
          <table:table-cell office:value-type="float" office:value="0.202582226027392">
            <text:p>0.20258222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Exquisite Skye</text:p>
          </table:table-cell>
          <table:table-cell office:value-type="float" office:value="17">
            <text:p>17</text:p>
          </table:table-cell>
          <table:table-cell office:value-type="float" office:value="0.0752776543466455">
            <text:p>0.07527765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Some Good Men Gone</text:p>
          </table:table-cell>
          <table:table-cell office:value-type="float" office:value="21">
            <text:p>21</text:p>
          </table:table-cell>
          <table:table-cell office:value-type="float" office:value="0.0596253839525429">
            <text:p>0.05962538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Blue Nguru</text:p>
          </table:table-cell>
          <table:table-cell office:value-type="float" office:value="8">
            <text:p>8</text:p>
          </table:table-cell>
          <table:table-cell office:value-type="float" office:value="0.13186442776583">
            <text:p>0.13186442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Ecclefechan</text:p>
          </table:table-cell>
          <table:table-cell office:value-type="float" office:value="11">
            <text:p>11</text:p>
          </table:table-cell>
          <table:table-cell office:value-type="float" office:value="0.0965793230587459">
            <text:p>0.09657932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Go West</text:p>
          </table:table-cell>
          <table:table-cell office:value-type="float" office:value="4.33">
            <text:p>4.33</text:p>
          </table:table-cell>
          <table:table-cell office:value-type="float" office:value="0.23411265435903">
            <text:p>0.23411265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Desertmore News</text:p>
          </table:table-cell>
          <table:table-cell office:value-type="float" office:value="19">
            <text:p>19</text:p>
          </table:table-cell>
          <table:table-cell office:value-type="float" office:value="0.0534924509110299">
            <text:p>0.05349245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Lucky Place</text:p>
          </table:table-cell>
          <table:table-cell office:value-type="float" office:value="11">
            <text:p>11</text:p>
          </table:table-cell>
          <table:table-cell office:value-type="float" office:value="0.101507816156618">
            <text:p>0.101507816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5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Turf Handicap (early season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Saddadd</text:p>
          </table:table-cell>
          <table:table-cell office:value-type="float" office:value="4.5">
            <text:p>4.5</text:p>
          </table:table-cell>
          <table:table-cell office:value-type="float" office:value="0.232122295622222">
            <text:p>0.232122295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Bintsaleh</text:p>
          </table:table-cell>
          <table:table-cell office:value-type="float" office:value="11">
            <text:p>11</text:p>
          </table:table-cell>
          <table:table-cell office:value-type="float" office:value="0.0956555557221434">
            <text:p>0.09565555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Booziebrunch</text:p>
          </table:table-cell>
          <table:table-cell office:value-type="float" office:value="8">
            <text:p>8</text:p>
          </table:table-cell>
          <table:table-cell office:value-type="float" office:value="0.125379050482947">
            <text:p>0.125379050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Manothepeople</text:p>
          </table:table-cell>
          <table:table-cell office:value-type="float" office:value="5">
            <text:p>5</text:p>
          </table:table-cell>
          <table:table-cell office:value-type="float" office:value="0.200755058150248">
            <text:p>0.20075505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Yippee Ki Yay</text:p>
          </table:table-cell>
          <table:table-cell office:value-type="float" office:value="5">
            <text:p>5</text:p>
          </table:table-cell>
          <table:table-cell office:value-type="float" office:value="0.203395141040595">
            <text:p>0.2033951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Skyjack Hijack</text:p>
          </table:table-cell>
          <table:table-cell office:value-type="float" office:value="15">
            <text:p>15</text:p>
          </table:table-cell>
          <table:table-cell office:value-type="float" office:value="0.0666842468745491">
            <text:p>0.06668424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Star Vantage</text:p>
          </table:table-cell>
          <table:table-cell office:value-type="float" office:value="7">
            <text:p>7</text:p>
          </table:table-cell>
          <table:table-cell office:value-type="float" office:value="0.147834426064383">
            <text:p>0.14783442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Plain Or Battered</text:p>
          </table:table-cell>
          <table:table-cell office:value-type="float" office:value="21">
            <text:p>21</text:p>
          </table:table-cell>
          <table:table-cell office:value-type="float" office:value="0.0540624478972773">
            <text:p>0.054062447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5.5">
            <text:p>5.5</text:p>
          </table:table-cell>
          <table:table-cell office:value-type="float" office:value="0.144335254242839">
            <text:p>0.14433525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John Galt</text:p>
          </table:table-cell>
          <table:table-cell office:value-type="float" office:value="4.33">
            <text:p>4.33</text:p>
          </table:table-cell>
          <table:table-cell office:value-type="float" office:value="0.231258158862866">
            <text:p>0.23125815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Cobalt Comet</text:p>
          </table:table-cell>
          <table:table-cell office:value-type="float" office:value="29">
            <text:p>29</text:p>
          </table:table-cell>
          <table:table-cell office:value-type="float" office:value="0.0362794524674839">
            <text:p>0.03627945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Doctor Grace</text:p>
          </table:table-cell>
          <table:table-cell office:value-type="float" office:value="10">
            <text:p>10</text:p>
          </table:table-cell>
          <table:table-cell office:value-type="float" office:value="0.102582508210957">
            <text:p>0.10258250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Blackjack</text:p>
          </table:table-cell>
          <table:table-cell office:value-type="float" office:value="13">
            <text:p>13</text:p>
          </table:table-cell>
          <table:table-cell office:value-type="float" office:value="0.0804943785651209">
            <text:p>0.080494378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John Galt</text:p>
          </table:table-cell>
          <table:table-cell office:value-type="float" office:value="4.33">
            <text:p>4.33</text:p>
          </table:table-cell>
          <table:table-cell office:value-type="float" office:value="0.231258158862866">
            <text:p>0.23125815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Elsass</text:p>
          </table:table-cell>
          <table:table-cell office:value-type="float" office:value="7">
            <text:p>7</text:p>
          </table:table-cell>
          <table:table-cell office:value-type="float" office:value="0.142968491633199">
            <text:p>0.14296849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Cobalt Comet</text:p>
          </table:table-cell>
          <table:table-cell office:value-type="float" office:value="29">
            <text:p>29</text:p>
          </table:table-cell>
          <table:table-cell office:value-type="float" office:value="0.0362794524674839">
            <text:p>0.03627945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San Andreas</text:p>
          </table:table-cell>
          <table:table-cell office:value-type="float" office:value="7.5">
            <text:p>7.5</text:p>
          </table:table-cell>
          <table:table-cell office:value-type="float" office:value="0.14842487968286">
            <text:p>0.148424879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Doctor Grace</text:p>
          </table:table-cell>
          <table:table-cell office:value-type="float" office:value="10">
            <text:p>10</text:p>
          </table:table-cell>
          <table:table-cell office:value-type="float" office:value="0.102582508210957">
            <text:p>0.10258250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Blackjack</text:p>
          </table:table-cell>
          <table:table-cell office:value-type="float" office:value="13">
            <text:p>13</text:p>
          </table:table-cell>
          <table:table-cell office:value-type="float" office:value="0.0804943785651209">
            <text:p>0.080494378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Intense Vision</text:p>
          </table:table-cell>
          <table:table-cell office:value-type="float" office:value="34">
            <text:p>34</text:p>
          </table:table-cell>
          <table:table-cell office:value-type="float" office:value="0.0346957285196186">
            <text:p>0.034695728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Minniemum</text:p>
          </table:table-cell>
          <table:table-cell office:value-type="float" office:value="23">
            <text:p>23</text:p>
          </table:table-cell>
          <table:table-cell office:value-type="float" office:value="0.0519677619331369">
            <text:p>0.05196776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toner's Choice</text:p>
          </table:table-cell>
          <table:table-cell office:value-type="float" office:value="11">
            <text:p>11</text:p>
          </table:table-cell>
          <table:table-cell office:value-type="float" office:value="0.0920941351980078">
            <text:p>0.09209413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Jorah d'Alma</text:p>
          </table:table-cell>
          <table:table-cell office:value-type="float" office:value="9">
            <text:p>9</text:p>
          </table:table-cell>
          <table:table-cell office:value-type="float" office:value="0.121206385581286">
            <text:p>0.12120638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Soca Star</text:p>
          </table:table-cell>
          <table:table-cell office:value-type="float" office:value="11">
            <text:p>11</text:p>
          </table:table-cell>
          <table:table-cell office:value-type="float" office:value="0.0920085487374861">
            <text:p>0.09200854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Fringill Dike</text:p>
          </table:table-cell>
          <table:table-cell office:value-type="float" office:value="11">
            <text:p>11</text:p>
          </table:table-cell>
          <table:table-cell office:value-type="float" office:value="0.0943998976250577">
            <text:p>0.09439989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Shecouldbeanything</text:p>
          </table:table-cell>
          <table:table-cell office:value-type="float" office:value="5">
            <text:p>5</text:p>
          </table:table-cell>
          <table:table-cell office:value-type="float" office:value="0.211407643015867">
            <text:p>0.211407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Apple Away</text:p>
          </table:table-cell>
          <table:table-cell office:value-type="float" office:value="5.5">
            <text:p>5.5</text:p>
          </table:table-cell>
          <table:table-cell office:value-type="float" office:value="0.190571523848048">
            <text:p>0.190571523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Jena D'Oudairies</text:p>
          </table:table-cell>
          <table:table-cell office:value-type="float" office:value="7">
            <text:p>7</text:p>
          </table:table-cell>
          <table:table-cell office:value-type="float" office:value="0.145988436670013">
            <text:p>0.14598843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ept Etoiles</text:p>
          </table:table-cell>
          <table:table-cell office:value-type="float" office:value="7.5">
            <text:p>7.5</text:p>
          </table:table-cell>
          <table:table-cell office:value-type="float" office:value="0.151395504361393">
            <text:p>0.151395504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Docteur Romeo</text:p>
          </table:table-cell>
          <table:table-cell office:value-type="float" office:value="51">
            <text:p>51</text:p>
          </table:table-cell>
          <table:table-cell office:value-type="float" office:value="0.0356041630169985">
            <text:p>0.0356041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Forever Perfect</text:p>
          </table:table-cell>
          <table:table-cell office:value-type="float" office:value="5">
            <text:p>5</text:p>
          </table:table-cell>
          <table:table-cell office:value-type="float" office:value="0.211440167502054">
            <text:p>0.2114401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rystal Dagger</text:p>
          </table:table-cell>
          <table:table-cell office:value-type="float" office:value="15">
            <text:p>15</text:p>
          </table:table-cell>
          <table:table-cell office:value-type="float" office:value="0.0694179366394248">
            <text:p>0.06941793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Ravenglass</text:p>
          </table:table-cell>
          <table:table-cell office:value-type="float" office:value="7.5">
            <text:p>7.5</text:p>
          </table:table-cell>
          <table:table-cell office:value-type="float" office:value="0.143116899808454">
            <text:p>0.14311689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shford Hill</text:p>
          </table:table-cell>
          <table:table-cell office:value-type="float" office:value="8">
            <text:p>8</text:p>
          </table:table-cell>
          <table:table-cell office:value-type="float" office:value="0.132893984369555">
            <text:p>0.13289398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Royal Deeside</text:p>
          </table:table-cell>
          <table:table-cell office:value-type="float" office:value="8">
            <text:p>8</text:p>
          </table:table-cell>
          <table:table-cell office:value-type="float" office:value="0.128993928431917">
            <text:p>0.1289939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Too Many Spirits</text:p>
          </table:table-cell>
          <table:table-cell office:value-type="float" office:value="11">
            <text:p>11</text:p>
          </table:table-cell>
          <table:table-cell office:value-type="float" office:value="0.0914403237595897">
            <text:p>0.09144032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Uncertainty</text:p>
          </table:table-cell>
          <table:table-cell office:value-type="float" office:value="17">
            <text:p>17</text:p>
          </table:table-cell>
          <table:table-cell office:value-type="float" office:value="0.0685752805486623">
            <text:p>0.06857528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My Mate Kev</text:p>
          </table:table-cell>
          <table:table-cell office:value-type="float" office:value="7.5">
            <text:p>7.5</text:p>
          </table:table-cell>
          <table:table-cell office:value-type="float" office:value="0.136376863996261">
            <text:p>0.1363768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Forever Perfect</text:p>
          </table:table-cell>
          <table:table-cell office:value-type="float" office:value="5">
            <text:p>5</text:p>
          </table:table-cell>
          <table:table-cell office:value-type="float" office:value="0.211440167502054">
            <text:p>0.2114401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Crystal Dagger</text:p>
          </table:table-cell>
          <table:table-cell office:value-type="float" office:value="15">
            <text:p>15</text:p>
          </table:table-cell>
          <table:table-cell office:value-type="float" office:value="0.0694179366394248">
            <text:p>0.06941793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Ravenglass</text:p>
          </table:table-cell>
          <table:table-cell office:value-type="float" office:value="7.5">
            <text:p>7.5</text:p>
          </table:table-cell>
          <table:table-cell office:value-type="float" office:value="0.143116899808454">
            <text:p>0.14311689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Ashford Hill</text:p>
          </table:table-cell>
          <table:table-cell office:value-type="float" office:value="8">
            <text:p>8</text:p>
          </table:table-cell>
          <table:table-cell office:value-type="float" office:value="0.132893984369555">
            <text:p>0.13289398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Kastellion</text:p>
          </table:table-cell>
          <table:table-cell office:value-type="float" office:value="8">
            <text:p>8</text:p>
          </table:table-cell>
          <table:table-cell office:value-type="float" office:value="0.127851267118411">
            <text:p>0.12785126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Kellebelle</text:p>
          </table:table-cell>
          <table:table-cell office:value-type="float" office:value="8">
            <text:p>8</text:p>
          </table:table-cell>
          <table:table-cell office:value-type="float" office:value="0.136420119284547">
            <text:p>0.13642011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Royal Rhythm</text:p>
          </table:table-cell>
          <table:table-cell office:value-type="float" office:value="10">
            <text:p>10</text:p>
          </table:table-cell>
          <table:table-cell office:value-type="float" office:value="0.110638716856326">
            <text:p>0.11063871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nter Sandman</text:p>
          </table:table-cell>
          <table:table-cell office:value-type="float" office:value="4.33">
            <text:p>4.33</text:p>
          </table:table-cell>
          <table:table-cell office:value-type="float" office:value="0.218634634461347">
            <text:p>0.21863463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Anthropologist</text:p>
          </table:table-cell>
          <table:table-cell office:value-type="float" office:value="4.5">
            <text:p>4.5</text:p>
          </table:table-cell>
          <table:table-cell office:value-type="float" office:value="0.174192287210173">
            <text:p>0.17419228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Scarlet Sunset</text:p>
          </table:table-cell>
          <table:table-cell office:value-type="float" office:value="5">
            <text:p>5</text:p>
          </table:table-cell>
          <table:table-cell office:value-type="float" office:value="0.20807359909395">
            <text:p>0.208073599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Lion Ring</text:p>
          </table:table-cell>
          <table:table-cell office:value-type="float" office:value="17">
            <text:p>17</text:p>
          </table:table-cell>
          <table:table-cell office:value-type="float" office:value="0.0664002359671709">
            <text:p>0.06640023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oon Sniper</text:p>
          </table:table-cell>
          <table:table-cell office:value-type="float" office:value="13">
            <text:p>13</text:p>
          </table:table-cell>
          <table:table-cell office:value-type="float" office:value="0.0807390141988029">
            <text:p>0.08073901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rcher's Grace</text:p>
          </table:table-cell>
          <table:table-cell office:value-type="float" office:value="2.25">
            <text:p>2.25</text:p>
          </table:table-cell>
          <table:table-cell office:value-type="float" office:value="0.413862035121578">
            <text:p>0.41386203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Nebulon</text:p>
          </table:table-cell>
          <table:table-cell office:value-type="float" office:value="3.25">
            <text:p>3.25</text:p>
          </table:table-cell>
          <table:table-cell office:value-type="float" office:value="0.286335331904801">
            <text:p>0.28633533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New Image</text:p>
          </table:table-cell>
          <table:table-cell office:value-type="float" office:value="12">
            <text:p>12</text:p>
          </table:table-cell>
          <table:table-cell office:value-type="float" office:value="0.0858764720089512">
            <text:p>0.08587647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Gunalt Wavelength</text:p>
          </table:table-cell>
          <table:table-cell office:value-type="float" office:value="10">
            <text:p>10</text:p>
          </table:table-cell>
          <table:table-cell office:value-type="float" office:value="0.104750501949821">
            <text:p>0.10475050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Gunalt Wavelength</text:p>
          </table:table-cell>
          <table:table-cell office:value-type="float" office:value="10">
            <text:p>10</text:p>
          </table:table-cell>
          <table:table-cell office:value-type="float" office:value="0.104750501949821">
            <text:p>0.10475050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Scarlet Sunset</text:p>
          </table:table-cell>
          <table:table-cell office:value-type="float" office:value="5">
            <text:p>5</text:p>
          </table:table-cell>
          <table:table-cell office:value-type="float" office:value="0.20807359909395">
            <text:p>0.208073599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Lion Ring</text:p>
          </table:table-cell>
          <table:table-cell office:value-type="float" office:value="17">
            <text:p>17</text:p>
          </table:table-cell>
          <table:table-cell office:value-type="float" office:value="0.0664002359671709">
            <text:p>0.06640023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oon Sniper</text:p>
          </table:table-cell>
          <table:table-cell office:value-type="float" office:value="13">
            <text:p>13</text:p>
          </table:table-cell>
          <table:table-cell office:value-type="float" office:value="0.0807390141988029">
            <text:p>0.08073901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Walk On Quest</text:p>
          </table:table-cell>
          <table:table-cell office:value-type="float" office:value="7.5">
            <text:p>7.5</text:p>
          </table:table-cell>
          <table:table-cell office:value-type="float" office:value="0.136153558419706">
            <text:p>0.13615355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Cadell</text:p>
          </table:table-cell>
          <table:table-cell office:value-type="float" office:value="12">
            <text:p>12</text:p>
          </table:table-cell>
          <table:table-cell office:value-type="float" office:value="0.0895846731890758">
            <text:p>0.08958467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Theoldboggroad</text:p>
          </table:table-cell>
          <table:table-cell office:value-type="float" office:value="12">
            <text:p>12</text:p>
          </table:table-cell>
          <table:table-cell office:value-type="float" office:value="0.101300295058275">
            <text:p>0.101300295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Maxicourt</text:p>
          </table:table-cell>
          <table:table-cell office:value-type="float" office:value="17">
            <text:p>17</text:p>
          </table:table-cell>
          <table:table-cell office:value-type="float" office:value="0.0628644579834194">
            <text:p>0.0628644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Whitewinewednesday</text:p>
          </table:table-cell>
          <table:table-cell office:value-type="float" office:value="15">
            <text:p>15</text:p>
          </table:table-cell>
          <table:table-cell office:value-type="float" office:value="0.0729410600812624">
            <text:p>0.07294106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Great Barrier Reef</text:p>
          </table:table-cell>
          <table:table-cell office:value-type="float" office:value="1.83">
            <text:p>1.83</text:p>
          </table:table-cell>
          <table:table-cell office:value-type="float" office:value="0.553187705204224">
            <text:p>0.55318770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San Aer</text:p>
          </table:table-cell>
          <table:table-cell office:value-type="float" office:value="17">
            <text:p>17</text:p>
          </table:table-cell>
          <table:table-cell office:value-type="float" office:value="0.0598896876957477">
            <text:p>0.059889687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Begin The Luck</text:p>
          </table:table-cell>
          <table:table-cell office:value-type="float" office:value="6.5">
            <text:p>6.5</text:p>
          </table:table-cell>
          <table:table-cell office:value-type="float" office:value="0.157052643399857">
            <text:p>0.15705264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Roe And Co</text:p>
          </table:table-cell>
          <table:table-cell office:value-type="float" office:value="5.5">
            <text:p>5.5</text:p>
          </table:table-cell>
          <table:table-cell office:value-type="float" office:value="0.18467963428661">
            <text:p>0.18467963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Mister Cessna</text:p>
          </table:table-cell>
          <table:table-cell office:value-type="float" office:value="6.5">
            <text:p>6.5</text:p>
          </table:table-cell>
          <table:table-cell office:value-type="float" office:value="0.165519467682474">
            <text:p>0.16551946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Kansas Du Berlais</text:p>
          </table:table-cell>
          <table:table-cell office:value-type="float" office:value="15">
            <text:p>15</text:p>
          </table:table-cell>
          <table:table-cell office:value-type="float" office:value="0.0781579583885819">
            <text:p>0.07815795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The Kings Soldier</text:p>
          </table:table-cell>
          <table:table-cell office:value-type="float" office:value="51">
            <text:p>51</text:p>
          </table:table-cell>
          <table:table-cell office:value-type="float" office:value="0.0224524038676714">
            <text:p>0.022452403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Roccabaker</text:p>
          </table:table-cell>
          <table:table-cell office:value-type="float" office:value="15">
            <text:p>15</text:p>
          </table:table-cell>
          <table:table-cell office:value-type="float" office:value="0.0675041225294199">
            <text:p>0.06750412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The Cobblers Wife</text:p>
          </table:table-cell>
          <table:table-cell office:value-type="float" office:value="51">
            <text:p>51</text:p>
          </table:table-cell>
          <table:table-cell office:value-type="float" office:value="0.0204739296286423">
            <text:p>0.020473929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Time Interval</text:p>
          </table:table-cell>
          <table:table-cell office:value-type="float" office:value="9">
            <text:p>9</text:p>
          </table:table-cell>
          <table:table-cell office:value-type="float" office:value="0.11146414678553">
            <text:p>0.111464146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Hecouldbetheone</text:p>
          </table:table-cell>
          <table:table-cell office:value-type="float" office:value="7">
            <text:p>7</text:p>
          </table:table-cell>
          <table:table-cell office:value-type="float" office:value="0.153926542665587">
            <text:p>0.15392654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57580899776505">
            <text:p>0.45758089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84497128368343">
            <text:p>0.58449712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8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Linwood</text:p>
          </table:table-cell>
          <table:table-cell office:value-type="float" office:value="13">
            <text:p>13</text:p>
          </table:table-cell>
          <table:table-cell office:value-type="float" office:value="0.0777462490639964">
            <text:p>0.077746249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61741014332507">
            <text:p>0.161741014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Linwood</text:p>
          </table:table-cell>
          <table:table-cell office:value-type="float" office:value="13">
            <text:p>13</text:p>
          </table:table-cell>
          <table:table-cell office:value-type="float" office:value="0.0777462490639964">
            <text:p>0.077746249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61741014332507">
            <text:p>0.161741014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Water To Wine</text:p>
          </table:table-cell>
          <table:table-cell office:value-type="float" office:value="2.38">
            <text:p>2.38</text:p>
          </table:table-cell>
          <table:table-cell office:value-type="float" office:value="0.457580899776505">
            <text:p>0.45758089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Touleen</text:p>
          </table:table-cell>
          <table:table-cell office:value-type="float" office:value="2.63">
            <text:p>2.63</text:p>
          </table:table-cell>
          <table:table-cell office:value-type="float" office:value="0.388716458074982">
            <text:p>0.38871645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3913046980957">
            <text:p>0.3391304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Pounding Poet</text:p>
          </table:table-cell>
          <table:table-cell office:value-type="float" office:value="26">
            <text:p>26</text:p>
          </table:table-cell>
          <table:table-cell office:value-type="float" office:value="0.0397901409092824">
            <text:p>0.039790140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Kapamazov</text:p>
          </table:table-cell>
          <table:table-cell office:value-type="float" office:value="12">
            <text:p>12</text:p>
          </table:table-cell>
          <table:table-cell office:value-type="float" office:value="0.0857919806310436">
            <text:p>0.08579198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6520273431679">
            <text:p>0.096520273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Lady Jago</text:p>
          </table:table-cell>
          <table:table-cell office:value-type="float" office:value="15">
            <text:p>15</text:p>
          </table:table-cell>
          <table:table-cell office:value-type="float" office:value="0.0671683202083098">
            <text:p>0.06716832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46372261068204">
            <text:p>0.05463722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Hillview</text:p>
          </table:table-cell>
          <table:table-cell office:value-type="float" office:value="51">
            <text:p>51</text:p>
          </table:table-cell>
          <table:table-cell office:value-type="float" office:value="0.0217505918238011">
            <text:p>0.02175059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Ole Ole</text:p>
          </table:table-cell>
          <table:table-cell office:value-type="float" office:value="1.73">
            <text:p>1.73</text:p>
          </table:table-cell>
          <table:table-cell office:value-type="float" office:value="0.584497128368343">
            <text:p>0.58449712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99358594419576">
            <text:p>0.06993585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Following Orders</text:p>
          </table:table-cell>
          <table:table-cell office:value-type="float" office:value="17">
            <text:p>17</text:p>
          </table:table-cell>
          <table:table-cell office:value-type="float" office:value="0.06310996818349">
            <text:p>0.06310996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Jr Mahon</text:p>
          </table:table-cell>
          <table:table-cell office:value-type="float" office:value="26">
            <text:p>26</text:p>
          </table:table-cell>
          <table:table-cell office:value-type="float" office:value="0.039784947368707">
            <text:p>0.039784947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55581459290928">
            <text:p>0.15558145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00613454775534">
            <text:p>0.2006134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07236599049259">
            <text:p>0.207236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85353951093449">
            <text:p>0.3853539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44587176883703">
            <text:p>0.144587176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Slight Of Foot</text:p>
          </table:table-cell>
          <table:table-cell office:value-type="float" office:value="5.5">
            <text:p>5.5</text:p>
          </table:table-cell>
          <table:table-cell office:value-type="float" office:value="0.177220651771961">
            <text:p>0.17722065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29596489709099">
            <text:p>0.0929596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29596489709099">
            <text:p>0.0929596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86986540375403">
            <text:p>0.18698654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420565340763885">
            <text:p>0.42056534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29596489709099">
            <text:p>0.0929596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86986540375403">
            <text:p>0.18698654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420565340763885">
            <text:p>0.42056534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2481541723048">
            <text:p>0.16248154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Maeva</text:p>
          </table:table-cell>
          <table:table-cell office:value-type="float" office:value="5.5">
            <text:p>5.5</text:p>
          </table:table-cell>
          <table:table-cell office:value-type="float" office:value="0.190589779639102">
            <text:p>0.19058977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23242969605">
            <text:p>0.134232429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Bibe Mus</text:p>
          </table:table-cell>
          <table:table-cell office:value-type="float" office:value="8">
            <text:p>8</text:p>
          </table:table-cell>
          <table:table-cell office:value-type="float" office:value="0.126484004147926">
            <text:p>0.12648400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89323986898221">
            <text:p>0.08932398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Shoeshine Boy</text:p>
          </table:table-cell>
          <table:table-cell office:value-type="float" office:value="26">
            <text:p>26</text:p>
          </table:table-cell>
          <table:table-cell office:value-type="float" office:value="0.039039889314078">
            <text:p>0.039039889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Imperial Jade</text:p>
          </table:table-cell>
          <table:table-cell office:value-type="float" office:value="19">
            <text:p>19</text:p>
          </table:table-cell>
          <table:table-cell office:value-type="float" office:value="0.0601166712997099">
            <text:p>0.06011667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07236599049259">
            <text:p>0.207236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Dameauscottlestown</text:p>
          </table:table-cell>
          <table:table-cell office:value-type="float" office:value="8">
            <text:p>8</text:p>
          </table:table-cell>
          <table:table-cell office:value-type="float" office:value="0.135347331734727">
            <text:p>0.13534733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85353951093449">
            <text:p>0.3853539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Blue In The West</text:p>
          </table:table-cell>
          <table:table-cell office:value-type="float" office:value="2.75">
            <text:p>2.75</text:p>
          </table:table-cell>
          <table:table-cell office:value-type="float" office:value="0.379380940551496">
            <text:p>0.37938094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39813905895362">
            <text:p>0.13981390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Penn Avenue</text:p>
          </table:table-cell>
          <table:table-cell office:value-type="float" office:value="15">
            <text:p>15</text:p>
          </table:table-cell>
          <table:table-cell office:value-type="float" office:value="0.06801867354041">
            <text:p>0.06801867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Sarah's Express</text:p>
          </table:table-cell>
          <table:table-cell office:value-type="float" office:value="13">
            <text:p>13</text:p>
          </table:table-cell>
          <table:table-cell office:value-type="float" office:value="0.0807526932139978">
            <text:p>0.08075269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6914168309045">
            <text:p>0.43691416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47213209899662">
            <text:p>0.1472132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idden Force</text:p>
          </table:table-cell>
          <table:table-cell office:value-type="float" office:value="2.63">
            <text:p>2.63</text:p>
          </table:table-cell>
          <table:table-cell office:value-type="float" office:value="0.400309685462256">
            <text:p>0.40030968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6914168309045">
            <text:p>0.43691416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Rogue Temptation</text:p>
          </table:table-cell>
          <table:table-cell office:value-type="float" office:value="7">
            <text:p>7</text:p>
          </table:table-cell>
          <table:table-cell office:value-type="float" office:value="0.147213209899662">
            <text:p>0.1472132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W AI Rank 1 Value Non Irish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66996937030615">
            <text:p>0.08669969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Good Morning Alex</text:p>
          </table:table-cell>
          <table:table-cell office:value-type="float" office:value="10">
            <text:p>10</text:p>
          </table:table-cell>
          <table:table-cell office:value-type="float" office:value="0.100810308779899">
            <text:p>0.10081030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555336967953">
            <text:p>0.15555336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66996937030615">
            <text:p>0.08669969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50559464436905">
            <text:p>0.150559464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Milford Grange</text:p>
          </table:table-cell>
          <table:table-cell office:value-type="float" office:value="15">
            <text:p>15</text:p>
          </table:table-cell>
          <table:table-cell office:value-type="float" office:value="0.077332522181358">
            <text:p>0.07733252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Thursday Girl</text:p>
          </table:table-cell>
          <table:table-cell office:value-type="float" office:value="6.5">
            <text:p>6.5</text:p>
          </table:table-cell>
          <table:table-cell office:value-type="float" office:value="0.162404736213358">
            <text:p>0.16240473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21434067131632">
            <text:p>0.121434067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Springboard</text:p>
          </table:table-cell>
          <table:table-cell office:value-type="float" office:value="13">
            <text:p>13</text:p>
          </table:table-cell>
          <table:table-cell office:value-type="float" office:value="0.0772511187188905">
            <text:p>0.07725111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The Toothpicker</text:p>
          </table:table-cell>
          <table:table-cell office:value-type="float" office:value="15">
            <text:p>15</text:p>
          </table:table-cell>
          <table:table-cell office:value-type="float" office:value="0.0667094934029769">
            <text:p>0.06670949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Grangeclare Diego</text:p>
          </table:table-cell>
          <table:table-cell office:value-type="float" office:value="9.5">
            <text:p>9.5</text:p>
          </table:table-cell>
          <table:table-cell office:value-type="float" office:value="0.107542285565818">
            <text:p>0.10754228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5985957244264">
            <text:p>0.1859859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Chosen Princess</text:p>
          </table:table-cell>
          <table:table-cell office:value-type="float" office:value="26">
            <text:p>26</text:p>
          </table:table-cell>
          <table:table-cell office:value-type="float" office:value="0.042439310398052">
            <text:p>0.042439310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Mio Amico</text:p>
          </table:table-cell>
          <table:table-cell office:value-type="float" office:value="4.5">
            <text:p>4.5</text:p>
          </table:table-cell>
          <table:table-cell office:value-type="float" office:value="0.221318988642193">
            <text:p>0.221318988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9.5">
            <text:p>9.5</text:p>
          </table:table-cell>
          <table:table-cell office:value-type="float" office:value="0.105796319575042">
            <text:p>0.10579631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6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92248077822901">
            <text:p>0.5922480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7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Fire Eyes</text:p>
          </table:table-cell>
          <table:table-cell office:value-type="float" office:value="8">
            <text:p>8</text:p>
          </table:table-cell>
          <table:table-cell office:value-type="float" office:value="0.125044446547723">
            <text:p>0.1250444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Brains</text:p>
          </table:table-cell>
          <table:table-cell office:value-type="float" office:value="21">
            <text:p>21</text:p>
          </table:table-cell>
          <table:table-cell office:value-type="float" office:value="0.0532467189657325">
            <text:p>0.0532467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4566408818378">
            <text:p>0.20456640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92248077822901">
            <text:p>0.5922480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Mubasimah</text:p>
          </table:table-cell>
          <table:table-cell office:value-type="float" office:value="7">
            <text:p>7</text:p>
          </table:table-cell>
          <table:table-cell office:value-type="float" office:value="0.156250064569562">
            <text:p>0.156250064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20080646945535">
            <text:p>0.42008064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1910293599332">
            <text:p>0.12191029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Mubasimah</text:p>
          </table:table-cell>
          <table:table-cell office:value-type="float" office:value="7">
            <text:p>7</text:p>
          </table:table-cell>
          <table:table-cell office:value-type="float" office:value="0.156250064569562">
            <text:p>0.156250064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Ubetterseethis</text:p>
          </table:table-cell>
          <table:table-cell office:value-type="float" office:value="8">
            <text:p>8</text:p>
          </table:table-cell>
          <table:table-cell office:value-type="float" office:value="0.131589864893509">
            <text:p>0.13158986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9.5">
            <text:p>9.5</text:p>
          </table:table-cell>
          <table:table-cell office:value-type="float" office:value="0.105796319575042">
            <text:p>0.10579631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Cool Molly</text:p>
          </table:table-cell>
          <table:table-cell office:value-type="float" office:value="4">
            <text:p>4</text:p>
          </table:table-cell>
          <table:table-cell office:value-type="float" office:value="0.252652344925679">
            <text:p>0.2526523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Regarde</text:p>
          </table:table-cell>
          <table:table-cell office:value-type="float" office:value="9">
            <text:p>9</text:p>
          </table:table-cell>
          <table:table-cell office:value-type="float" office:value="0.112634413249598">
            <text:p>0.11263441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44803783580636">
            <text:p>0.14480378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La Pinsonniere</text:p>
          </table:table-cell>
          <table:table-cell office:value-type="float" office:value="7.5">
            <text:p>7.5</text:p>
          </table:table-cell>
          <table:table-cell office:value-type="float" office:value="0.137826490314202">
            <text:p>0.13782649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Moon Rocket</text:p>
          </table:table-cell>
          <table:table-cell office:value-type="float" office:value="8">
            <text:p>8</text:p>
          </table:table-cell>
          <table:table-cell office:value-type="float" office:value="0.127699462553108">
            <text:p>0.12769946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11362600397926">
            <text:p>0.071136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3896272292223">
            <text:p>0.09338962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Dream Shadow</text:p>
          </table:table-cell>
          <table:table-cell office:value-type="float" office:value="7.5">
            <text:p>7.5</text:p>
          </table:table-cell>
          <table:table-cell office:value-type="float" office:value="0.134084269033077">
            <text:p>0.1340842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Girl Friday</text:p>
          </table:table-cell>
          <table:table-cell office:value-type="float" office:value="12">
            <text:p>12</text:p>
          </table:table-cell>
          <table:table-cell office:value-type="float" office:value="0.0870752712552028">
            <text:p>0.08707527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Great Dance</text:p>
          </table:table-cell>
          <table:table-cell office:value-type="float" office:value="41">
            <text:p>41</text:p>
          </table:table-cell>
          <table:table-cell office:value-type="float" office:value="0.0289563878337934">
            <text:p>0.028956387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Helm Rock</text:p>
          </table:table-cell>
          <table:table-cell office:value-type="float" office:value="5">
            <text:p>5</text:p>
          </table:table-cell>
          <table:table-cell office:value-type="float" office:value="0.187731971203538">
            <text:p>0.18773197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eonie</text:p>
          </table:table-cell>
          <table:table-cell office:value-type="float" office:value="7">
            <text:p>7</text:p>
          </table:table-cell>
          <table:table-cell office:value-type="float" office:value="0.146848305482365">
            <text:p>0.14684830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/W Value Non Handicap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Lost Signal</text:p>
          </table:table-cell>
          <table:table-cell office:value-type="float" office:value="11">
            <text:p>11</text:p>
          </table:table-cell>
          <table:table-cell office:value-type="float" office:value="0.0944638064603538">
            <text:p>0.09446380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rf Speed Non Handicap Value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Star Artist</text:p>
          </table:table-cell>
          <table:table-cell office:value-type="float" office:value="10">
            <text:p>10</text:p>
          </table:table-cell>
          <table:table-cell office:value-type="float" office:value="0.101144705594797">
            <text:p>0.10114470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eonie</text:p>
          </table:table-cell>
          <table:table-cell office:value-type="float" office:value="7">
            <text:p>7</text:p>
          </table:table-cell>
          <table:table-cell office:value-type="float" office:value="0.146848305482365">
            <text:p>0.14684830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Uncle Phil</text:p>
          </table:table-cell>
          <table:table-cell office:value-type="float" office:value="7">
            <text:p>7</text:p>
          </table:table-cell>
          <table:table-cell office:value-type="float" office:value="0.151196331262518">
            <text:p>0.15119633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Hold Up La Colmine</text:p>
          </table:table-cell>
          <table:table-cell office:value-type="float" office:value="9.5">
            <text:p>9.5</text:p>
          </table:table-cell>
          <table:table-cell office:value-type="float" office:value="0.113582471099303">
            <text:p>0.11358247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She Is For Me Boys</text:p>
          </table:table-cell>
          <table:table-cell office:value-type="float" office:value="8">
            <text:p>8</text:p>
          </table:table-cell>
          <table:table-cell office:value-type="float" office:value="0.127227721934464">
            <text:p>0.12722772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Play Pretend</text:p>
          </table:table-cell>
          <table:table-cell office:value-type="float" office:value="10">
            <text:p>10</text:p>
          </table:table-cell>
          <table:table-cell office:value-type="float" office:value="0.103232044333573">
            <text:p>0.10323204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Striking A Pose</text:p>
          </table:table-cell>
          <table:table-cell office:value-type="float" office:value="8">
            <text:p>8</text:p>
          </table:table-cell>
          <table:table-cell office:value-type="float" office:value="0.140648388836375">
            <text:p>0.14064838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I Love You Sivola</text:p>
          </table:table-cell>
          <table:table-cell office:value-type="float" office:value="17">
            <text:p>17</text:p>
          </table:table-cell>
          <table:table-cell office:value-type="float" office:value="0.0591943066009945">
            <text:p>0.05919430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My Gaffer</text:p>
          </table:table-cell>
          <table:table-cell office:value-type="float" office:value="21">
            <text:p>21</text:p>
          </table:table-cell>
          <table:table-cell office:value-type="float" office:value="0.0561163743358197">
            <text:p>0.056116374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Sims' Law</text:p>
          </table:table-cell>
          <table:table-cell office:value-type="float" office:value="51">
            <text:p>51</text:p>
          </table:table-cell>
          <table:table-cell office:value-type="float" office:value="0.0291879560283656">
            <text:p>0.0291879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Karlynn</text:p>
          </table:table-cell>
          <table:table-cell office:value-type="float" office:value="23">
            <text:p>23</text:p>
          </table:table-cell>
          <table:table-cell office:value-type="float" office:value="0.048089638366652">
            <text:p>0.04808963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2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ca System 4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howcasing Star</text:p>
          </table:table-cell>
          <table:table-cell office:value-type="float" office:value="8">
            <text:p>8</text:p>
          </table:table-cell>
          <table:table-cell office:value-type="float" office:value="0.134338004240551">
            <text:p>0.13433800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Reallyntruthfully</text:p>
          </table:table-cell>
          <table:table-cell office:value-type="float" office:value="10">
            <text:p>10</text:p>
          </table:table-cell>
          <table:table-cell office:value-type="float" office:value="0.111419845301362">
            <text:p>0.11141984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Glengolly</text:p>
          </table:table-cell>
          <table:table-cell office:value-type="float" office:value="8">
            <text:p>8</text:p>
          </table:table-cell>
          <table:table-cell office:value-type="float" office:value="0.128242803004227">
            <text:p>0.12824280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Blue Siam</text:p>
          </table:table-cell>
          <table:table-cell office:value-type="float" office:value="26">
            <text:p>26</text:p>
          </table:table-cell>
          <table:table-cell office:value-type="float" office:value="0.0398626001328771">
            <text:p>0.039862600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Evening Tess</text:p>
          </table:table-cell>
          <table:table-cell office:value-type="float" office:value="13">
            <text:p>13</text:p>
          </table:table-cell>
          <table:table-cell office:value-type="float" office:value="0.078406666744929">
            <text:p>0.078406666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Be Aware</text:p>
          </table:table-cell>
          <table:table-cell office:value-type="float" office:value="12">
            <text:p>12</text:p>
          </table:table-cell>
          <table:table-cell office:value-type="float" office:value="0.0911182816557493">
            <text:p>0.09111828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Burning Embers</text:p>
          </table:table-cell>
          <table:table-cell office:value-type="float" office:value="51">
            <text:p>51</text:p>
          </table:table-cell>
          <table:table-cell office:value-type="float" office:value="0.0227013955724813">
            <text:p>0.02270139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Koapey</text:p>
          </table:table-cell>
          <table:table-cell office:value-type="float" office:value="8">
            <text:p>8</text:p>
          </table:table-cell>
          <table:table-cell office:value-type="float" office:value="0.132059931600995">
            <text:p>0.13205993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eave Of Absence</text:p>
          </table:table-cell>
          <table:table-cell office:value-type="float" office:value="11">
            <text:p>11</text:p>
          </table:table-cell>
          <table:table-cell office:value-type="float" office:value="0.0952026575151738">
            <text:p>0.09520265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Happy And Fine</text:p>
          </table:table-cell>
          <table:table-cell office:value-type="float" office:value="13">
            <text:p>13</text:p>
          </table:table-cell>
          <table:table-cell office:value-type="float" office:value="0.08361445903502">
            <text:p>0.0836144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C Turf Handicap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King Of Thebes</text:p>
          </table:table-cell>
          <table:table-cell office:value-type="float" office:value="2.75">
            <text:p>2.75</text:p>
          </table:table-cell>
          <table:table-cell office:value-type="float" office:value="0.388645026289882">
            <text:p>0.3886450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Kirkdale</text:p>
          </table:table-cell>
          <table:table-cell office:value-type="float" office:value="4.33">
            <text:p>4.33</text:p>
          </table:table-cell>
          <table:table-cell office:value-type="float" office:value="0.224176733468345">
            <text:p>0.2241767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Ferrari Desert</text:p>
          </table:table-cell>
          <table:table-cell office:value-type="float" office:value="9.5">
            <text:p>9.5</text:p>
          </table:table-cell>
          <table:table-cell office:value-type="float" office:value="0.108488388365356">
            <text:p>0.10848838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Tiger Beetle</text:p>
          </table:table-cell>
          <table:table-cell office:value-type="float" office:value="12">
            <text:p>12</text:p>
          </table:table-cell>
          <table:table-cell office:value-type="float" office:value="0.0837077501772128">
            <text:p>0.08370775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Sarmiento Power</text:p>
          </table:table-cell>
          <table:table-cell office:value-type="float" office:value="10">
            <text:p>10</text:p>
          </table:table-cell>
          <table:table-cell office:value-type="float" office:value="0.100012620610486">
            <text:p>0.10001262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Ramair</text:p>
          </table:table-cell>
          <table:table-cell office:value-type="float" office:value="12">
            <text:p>12</text:p>
          </table:table-cell>
          <table:table-cell office:value-type="float" office:value="0.0868172502367686">
            <text:p>0.08681725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Addarella</text:p>
          </table:table-cell>
          <table:table-cell office:value-type="float" office:value="15">
            <text:p>15</text:p>
          </table:table-cell>
          <table:table-cell office:value-type="float" office:value="0.0773943951047441">
            <text:p>0.07739439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unky Dory</text:p>
          </table:table-cell>
          <table:table-cell office:value-type="float" office:value="7">
            <text:p>7</text:p>
          </table:table-cell>
          <table:table-cell office:value-type="float" office:value="0.144102524235591">
            <text:p>0.14410252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Ferrari Desert</text:p>
          </table:table-cell>
          <table:table-cell office:value-type="float" office:value="9.5">
            <text:p>9.5</text:p>
          </table:table-cell>
          <table:table-cell office:value-type="float" office:value="0.108488388365356">
            <text:p>0.10848838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Tiger Beetle</text:p>
          </table:table-cell>
          <table:table-cell office:value-type="float" office:value="12">
            <text:p>12</text:p>
          </table:table-cell>
          <table:table-cell office:value-type="float" office:value="0.0837077501772128">
            <text:p>0.08370775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Sarmiento Power</text:p>
          </table:table-cell>
          <table:table-cell office:value-type="float" office:value="10">
            <text:p>10</text:p>
          </table:table-cell>
          <table:table-cell office:value-type="float" office:value="0.100012620610486">
            <text:p>0.10001262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Ramair</text:p>
          </table:table-cell>
          <table:table-cell office:value-type="float" office:value="12">
            <text:p>12</text:p>
          </table:table-cell>
          <table:table-cell office:value-type="float" office:value="0.0868172502367686">
            <text:p>0.08681725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Royal Poetry</text:p>
          </table:table-cell>
          <table:table-cell office:value-type="float" office:value="7">
            <text:p>7</text:p>
          </table:table-cell>
          <table:table-cell office:value-type="float" office:value="0.143813774430274">
            <text:p>0.14381377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Cardamon Hill</text:p>
          </table:table-cell>
          <table:table-cell office:value-type="float" office:value="8">
            <text:p>8</text:p>
          </table:table-cell>
          <table:table-cell office:value-type="float" office:value="0.130191377540855">
            <text:p>0.13019137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General Clermont</text:p>
          </table:table-cell>
          <table:table-cell office:value-type="float" office:value="23">
            <text:p>23</text:p>
          </table:table-cell>
          <table:table-cell office:value-type="float" office:value="0.0451458560018294">
            <text:p>0.04514585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Scots Poet</text:p>
          </table:table-cell>
          <table:table-cell office:value-type="float" office:value="8">
            <text:p>8</text:p>
          </table:table-cell>
          <table:table-cell office:value-type="float" office:value="0.125309278015799">
            <text:p>0.12530927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Static</text:p>
          </table:table-cell>
          <table:table-cell office:value-type="float" office:value="26">
            <text:p>26</text:p>
          </table:table-cell>
          <table:table-cell office:value-type="float" office:value="0.0408587296004515">
            <text:p>0.040858729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Owzthat</text:p>
          </table:table-cell>
          <table:table-cell office:value-type="float" office:value="34">
            <text:p>34</text:p>
          </table:table-cell>
          <table:table-cell office:value-type="float" office:value="0.0299696698837593">
            <text:p>0.02996966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Storming George</text:p>
          </table:table-cell>
          <table:table-cell office:value-type="float" office:value="34">
            <text:p>34</text:p>
          </table:table-cell>
          <table:table-cell office:value-type="float" office:value="0.0415584591714721">
            <text:p>0.041558459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rtista</text:p>
          </table:table-cell>
          <table:table-cell office:value-type="float" office:value="8">
            <text:p>8</text:p>
          </table:table-cell>
          <table:table-cell office:value-type="float" office:value="0.12736852">
            <text:p>0.127368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Artista</text:p>
          </table:table-cell>
          <table:table-cell office:value-type="float" office:value="8">
            <text:p>8</text:p>
          </table:table-cell>
          <table:table-cell office:value-type="float" office:value="0.12736852">
            <text:p>0.127368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Jax Junior</text:p>
          </table:table-cell>
          <table:table-cell office:value-type="float" office:value="13">
            <text:p>13</text:p>
          </table:table-cell>
          <table:table-cell office:value-type="float" office:value="0.07977417">
            <text:p>0.079774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">
            <text:p>0.7792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2">
            <text:p>0.48558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ca System 3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2">
            <text:p>0.48558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3">
            <text:p>0.163836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Happy Returns</text:p>
          </table:table-cell>
          <table:table-cell office:value-type="float" office:value="10">
            <text:p>10</text:p>
          </table:table-cell>
          <table:table-cell office:value-type="float" office:value="0.10233338">
            <text:p>0.102333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">
            <text:p>0.13085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Potters Charm</text:p>
          </table:table-cell>
          <table:table-cell office:value-type="float" office:value="13">
            <text:p>13</text:p>
          </table:table-cell>
          <table:table-cell office:value-type="float" office:value="0.07956625">
            <text:p>0.079566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Imperial Sovereign</text:p>
          </table:table-cell>
          <table:table-cell office:value-type="float" office:value="9.5">
            <text:p>9.5</text:p>
          </table:table-cell>
          <table:table-cell office:value-type="float" office:value="0.11816556">
            <text:p>0.118165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">
            <text:p>0.48139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ca System 1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uir Monad</text:p>
          </table:table-cell>
          <table:table-cell office:value-type="float" office:value="2.1">
            <text:p>2.1</text:p>
          </table:table-cell>
          <table:table-cell office:value-type="float" office:value="0.48139638">
            <text:p>0.48139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urf Non H/cap Rank 1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">
            <text:p>0.159816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1">
            <text:p>0.18465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Zooter</text:p>
          </table:table-cell>
          <table:table-cell office:value-type="float" office:value="1.73">
            <text:p>1.73</text:p>
          </table:table-cell>
          <table:table-cell office:value-type="float" office:value="0.5643828">
            <text:p>0.56438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W Non H/cap Trainer PRB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6">
            <text:p>0.411460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2">
            <text:p>0.195642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Tiger Crusade</text:p>
          </table:table-cell>
          <table:table-cell office:value-type="float" office:value="11">
            <text:p>11</text:p>
          </table:table-cell>
          <table:table-cell office:value-type="float" office:value="0.09263682">
            <text:p>0.092636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8">
            <text:p>0.211006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8">
            <text:p>0.211006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/Primary/Form Rank 1 Turf Handicap (Value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rantes Nascimento</text:p>
          </table:table-cell>
          <table:table-cell office:value-type="float" office:value="11">
            <text:p>11</text:p>
          </table:table-cell>
          <table:table-cell office:value-type="float" office:value="0.0926080981139169">
            <text:p>0.09260809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Dancing Terror</text:p>
          </table:table-cell>
          <table:table-cell office:value-type="float" office:value="26">
            <text:p>26</text:p>
          </table:table-cell>
          <table:table-cell office:value-type="float" office:value="0.0400279365915809">
            <text:p>0.04002793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Iwantmytimewithyou</text:p>
          </table:table-cell>
          <table:table-cell office:value-type="float" office:value="8">
            <text:p>8</text:p>
          </table:table-cell>
          <table:table-cell office:value-type="float" office:value="0.126475740618312">
            <text:p>0.12647574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pepo</text:p>
          </table:table-cell>
          <table:table-cell office:value-type="float" office:value="12">
            <text:p>12</text:p>
          </table:table-cell>
          <table:table-cell office:value-type="float" office:value="0.0921544229228283">
            <text:p>0.09215442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Fiddlers Green</text:p>
          </table:table-cell>
          <table:table-cell office:value-type="float" office:value="11">
            <text:p>11</text:p>
          </table:table-cell>
          <table:table-cell office:value-type="float" office:value="0.0915155763344986">
            <text:p>0.09151557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Bearin Up</text:p>
          </table:table-cell>
          <table:table-cell office:value-type="float" office:value="13">
            <text:p>13</text:p>
          </table:table-cell>
          <table:table-cell office:value-type="float" office:value="0.0779324345888894">
            <text:p>0.077932434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Turf Value Handicap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rantes Nascimento</text:p>
          </table:table-cell>
          <table:table-cell office:value-type="float" office:value="11">
            <text:p>11</text:p>
          </table:table-cell>
          <table:table-cell office:value-type="float" office:value="0.0926080981139169">
            <text:p>0.09260809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Nubough</text:p>
          </table:table-cell>
          <table:table-cell office:value-type="float" office:value="51">
            <text:p>51</text:p>
          </table:table-cell>
          <table:table-cell office:value-type="float" office:value="0.0258485960622944">
            <text:p>0.025848596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Dancing Terror</text:p>
          </table:table-cell>
          <table:table-cell office:value-type="float" office:value="26">
            <text:p>26</text:p>
          </table:table-cell>
          <table:table-cell office:value-type="float" office:value="0.0400279365915809">
            <text:p>0.04002793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Iwantmytimewithyou</text:p>
          </table:table-cell>
          <table:table-cell office:value-type="float" office:value="8">
            <text:p>8</text:p>
          </table:table-cell>
          <table:table-cell office:value-type="float" office:value="0.126475740618312">
            <text:p>0.12647574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pepo</text:p>
          </table:table-cell>
          <table:table-cell office:value-type="float" office:value="12">
            <text:p>12</text:p>
          </table:table-cell>
          <table:table-cell office:value-type="float" office:value="0.0921544229228283">
            <text:p>0.09215442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Fiddlers Green</text:p>
          </table:table-cell>
          <table:table-cell office:value-type="float" office:value="11">
            <text:p>11</text:p>
          </table:table-cell>
          <table:table-cell office:value-type="float" office:value="0.0915155763344986">
            <text:p>0.09151557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Godot</text:p>
          </table:table-cell>
          <table:table-cell office:value-type="float" office:value="17">
            <text:p>17</text:p>
          </table:table-cell>
          <table:table-cell office:value-type="float" office:value="0.0651853876048767">
            <text:p>0.06518538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Velvet Skies</text:p>
          </table:table-cell>
          <table:table-cell office:value-type="float" office:value="4">
            <text:p>4</text:p>
          </table:table-cell>
          <table:table-cell office:value-type="float" office:value="0.219011238459815">
            <text:p>0.2190112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Federal Envoy</text:p>
          </table:table-cell>
          <table:table-cell office:value-type="float" office:value="10">
            <text:p>10</text:p>
          </table:table-cell>
          <table:table-cell office:value-type="float" office:value="0.103261607040136">
            <text:p>0.1032616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High ROI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Federal Envoy</text:p>
          </table:table-cell>
          <table:table-cell office:value-type="float" office:value="10">
            <text:p>10</text:p>
          </table:table-cell>
          <table:table-cell office:value-type="float" office:value="0.103261607040136">
            <text:p>0.1032616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Bullington Bry</text:p>
          </table:table-cell>
          <table:table-cell office:value-type="float" office:value="9.5">
            <text:p>9.5</text:p>
          </table:table-cell>
          <table:table-cell office:value-type="float" office:value="0.108265265628805">
            <text:p>0.10826526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Macarone</text:p>
          </table:table-cell>
          <table:table-cell office:value-type="float" office:value="8">
            <text:p>8</text:p>
          </table:table-cell>
          <table:table-cell office:value-type="float" office:value="0.13636754560345">
            <text:p>0.13636754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Forever Noah</text:p>
          </table:table-cell>
          <table:table-cell office:value-type="float" office:value="8">
            <text:p>8</text:p>
          </table:table-cell>
          <table:table-cell office:value-type="float" office:value="0.125988418045699">
            <text:p>0.1259884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Willem Twee</text:p>
          </table:table-cell>
          <table:table-cell office:value-type="float" office:value="10">
            <text:p>10</text:p>
          </table:table-cell>
          <table:table-cell office:value-type="float" office:value="0.111800128243552">
            <text:p>0.11180012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Bullington Bry</text:p>
          </table:table-cell>
          <table:table-cell office:value-type="float" office:value="9.5">
            <text:p>9.5</text:p>
          </table:table-cell>
          <table:table-cell office:value-type="float" office:value="0.108265265628805">
            <text:p>0.10826526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Macarone</text:p>
          </table:table-cell>
          <table:table-cell office:value-type="float" office:value="8">
            <text:p>8</text:p>
          </table:table-cell>
          <table:table-cell office:value-type="float" office:value="0.13636754560345">
            <text:p>0.13636754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Forever Noah</text:p>
          </table:table-cell>
          <table:table-cell office:value-type="float" office:value="8">
            <text:p>8</text:p>
          </table:table-cell>
          <table:table-cell office:value-type="float" office:value="0.125988418045699">
            <text:p>0.1259884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Tommie Beau</text:p>
          </table:table-cell>
          <table:table-cell office:value-type="float" office:value="23">
            <text:p>23</text:p>
          </table:table-cell>
          <table:table-cell office:value-type="float" office:value="0.0495923410017011">
            <text:p>0.0495923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Walkinthewoods</text:p>
          </table:table-cell>
          <table:table-cell office:value-type="float" office:value="8">
            <text:p>8</text:p>
          </table:table-cell>
          <table:table-cell office:value-type="float" office:value="0.128056005555842">
            <text:p>0.12805600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rac De Megaudais</text:p>
          </table:table-cell>
          <table:table-cell office:value-type="float" office:value="8">
            <text:p>8</text:p>
          </table:table-cell>
          <table:table-cell office:value-type="float" office:value="0.133915037450122">
            <text:p>0.13391503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Reforme</text:p>
          </table:table-cell>
          <table:table-cell office:value-type="float" office:value="5.5">
            <text:p>5.5</text:p>
          </table:table-cell>
          <table:table-cell office:value-type="float" office:value="0.189214515286539">
            <text:p>0.18921451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Weveallbeencaught</text:p>
          </table:table-cell>
          <table:table-cell office:value-type="float" office:value="41">
            <text:p>41</text:p>
          </table:table-cell>
          <table:table-cell office:value-type="float" office:value="0.0285941175006815">
            <text:p>0.028594117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Better Times Ahead</text:p>
          </table:table-cell>
          <table:table-cell office:value-type="float" office:value="19">
            <text:p>19</text:p>
          </table:table-cell>
          <table:table-cell office:value-type="float" office:value="0.0548523247740537">
            <text:p>0.05485232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One Big Bang</text:p>
          </table:table-cell>
          <table:table-cell office:value-type="float" office:value="17">
            <text:p>17</text:p>
          </table:table-cell>
          <table:table-cell office:value-type="float" office:value="0.0622397883308982">
            <text:p>0.062239788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iss Will</text:p>
          </table:table-cell>
          <table:table-cell office:value-type="float" office:value="7.5">
            <text:p>7.5</text:p>
          </table:table-cell>
          <table:table-cell office:value-type="float" office:value="0.145840333280045">
            <text:p>0.145840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Well Del</text:p>
          </table:table-cell>
          <table:table-cell office:value-type="float" office:value="17">
            <text:p>17</text:p>
          </table:table-cell>
          <table:table-cell office:value-type="float" office:value="0.064233169064124">
            <text:p>0.064233169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Sunwalk</text:p>
          </table:table-cell>
          <table:table-cell office:value-type="float" office:value="29">
            <text:p>29</text:p>
          </table:table-cell>
          <table:table-cell office:value-type="float" office:value="0.0433393256545797">
            <text:p>0.043339325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King's Son</text:p>
          </table:table-cell>
          <table:table-cell office:value-type="float" office:value="26">
            <text:p>26</text:p>
          </table:table-cell>
          <table:table-cell office:value-type="float" office:value="0.040815431695733">
            <text:p>0.04081543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Combs</text:p>
          </table:table-cell>
          <table:table-cell office:value-type="float" office:value="23">
            <text:p>23</text:p>
          </table:table-cell>
          <table:table-cell office:value-type="float" office:value="0.0528475129045662">
            <text:p>0.05284751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aveforarainyday</text:p>
          </table:table-cell>
          <table:table-cell office:value-type="float" office:value="8">
            <text:p>8</text:p>
          </table:table-cell>
          <table:table-cell office:value-type="float" office:value="0.125897874638374">
            <text:p>0.1258978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Argentum</text:p>
          </table:table-cell>
          <table:table-cell office:value-type="float" office:value="67">
            <text:p>67</text:p>
          </table:table-cell>
          <table:table-cell office:value-type="float" office:value="0.0211030282556988">
            <text:p>0.021103028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Cotton Socks</text:p>
          </table:table-cell>
          <table:table-cell office:value-type="float" office:value="8">
            <text:p>8</text:p>
          </table:table-cell>
          <table:table-cell office:value-type="float" office:value="0.128289692665434">
            <text:p>0.1282896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Answer That</text:p>
          </table:table-cell>
          <table:table-cell office:value-type="float" office:value="23">
            <text:p>23</text:p>
          </table:table-cell>
          <table:table-cell office:value-type="float" office:value="0.0447188846950591">
            <text:p>0.04471888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Tetsworth</text:p>
          </table:table-cell>
          <table:table-cell office:value-type="float" office:value="7.5">
            <text:p>7.5</text:p>
          </table:table-cell>
          <table:table-cell office:value-type="float" office:value="0.134875379146269">
            <text:p>0.13487537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Soames Forsyte</text:p>
          </table:table-cell>
          <table:table-cell office:value-type="float" office:value="9.5">
            <text:p>9.5</text:p>
          </table:table-cell>
          <table:table-cell office:value-type="float" office:value="0.114418918290781">
            <text:p>0.11441891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Union Island</text:p>
          </table:table-cell>
          <table:table-cell office:value-type="float" office:value="12">
            <text:p>12</text:p>
          </table:table-cell>
          <table:table-cell office:value-type="float" office:value="0.0874661541656581">
            <text:p>0.08746615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Likeness</text:p>
          </table:table-cell>
          <table:table-cell office:value-type="float" office:value="8">
            <text:p>8</text:p>
          </table:table-cell>
          <table:table-cell office:value-type="float" office:value="0.13033988256759">
            <text:p>0.13033988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Holly Mist</text:p>
          </table:table-cell>
          <table:table-cell office:value-type="float" office:value="2.88">
            <text:p>2.88</text:p>
          </table:table-cell>
          <table:table-cell office:value-type="float" office:value="0.35529448632716">
            <text:p>0.3552944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Soames Forsyte</text:p>
          </table:table-cell>
          <table:table-cell office:value-type="float" office:value="9.5">
            <text:p>9.5</text:p>
          </table:table-cell>
          <table:table-cell office:value-type="float" office:value="0.114418918290781">
            <text:p>0.11441891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Union Island</text:p>
          </table:table-cell>
          <table:table-cell office:value-type="float" office:value="12">
            <text:p>12</text:p>
          </table:table-cell>
          <table:table-cell office:value-type="float" office:value="0.0874661541656581">
            <text:p>0.08746615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Ballyfinn</text:p>
          </table:table-cell>
          <table:table-cell office:value-type="float" office:value="5">
            <text:p>5</text:p>
          </table:table-cell>
          <table:table-cell office:value-type="float" office:value="0.218006416049549">
            <text:p>0.218006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ngel's Dream</text:p>
          </table:table-cell>
          <table:table-cell office:value-type="float" office:value="5">
            <text:p>5</text:p>
          </table:table-cell>
          <table:table-cell office:value-type="float" office:value="0.200485084137709">
            <text:p>0.200485084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Jalila Moriviere</text:p>
          </table:table-cell>
          <table:table-cell office:value-type="float" office:value="12">
            <text:p>12</text:p>
          </table:table-cell>
          <table:table-cell office:value-type="float" office:value="0.0845498910854828">
            <text:p>0.08454989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anitiser</text:p>
          </table:table-cell>
          <table:table-cell office:value-type="float" office:value="4">
            <text:p>4</text:p>
          </table:table-cell>
          <table:table-cell office:value-type="float" office:value="0.250926277027128">
            <text:p>0.250926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Aurea Fortuna</text:p>
          </table:table-cell>
          <table:table-cell office:value-type="float" office:value="23">
            <text:p>23</text:p>
          </table:table-cell>
          <table:table-cell office:value-type="float" office:value="0.0449825675341802">
            <text:p>0.044982567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Pink 'n Purple</text:p>
          </table:table-cell>
          <table:table-cell office:value-type="float" office:value="15">
            <text:p>15</text:p>
          </table:table-cell>
          <table:table-cell office:value-type="float" office:value="0.0687462748168179">
            <text:p>0.06874627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Voix De Bocelli</text:p>
          </table:table-cell>
          <table:table-cell office:value-type="float" office:value="12">
            <text:p>12</text:p>
          </table:table-cell>
          <table:table-cell office:value-type="float" office:value="0.0937367819004239">
            <text:p>0.09373678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Pray Tell</text:p>
          </table:table-cell>
          <table:table-cell office:value-type="float" office:value="21">
            <text:p>21</text:p>
          </table:table-cell>
          <table:table-cell office:value-type="float" office:value="0.0489901406989484">
            <text:p>0.04899014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Walk Win</text:p>
          </table:table-cell>
          <table:table-cell office:value-type="float" office:value="67">
            <text:p>67</text:p>
          </table:table-cell>
          <table:table-cell office:value-type="float" office:value="0.0201024766108355">
            <text:p>0.020102476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Soir De Garde</text:p>
          </table:table-cell>
          <table:table-cell office:value-type="float" office:value="9.5">
            <text:p>9.5</text:p>
          </table:table-cell>
          <table:table-cell office:value-type="float" office:value="0.111277096778745">
            <text:p>0.11127709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Questionable</text:p>
          </table:table-cell>
          <table:table-cell office:value-type="float" office:value="81">
            <text:p>81</text:p>
          </table:table-cell>
          <table:table-cell office:value-type="float" office:value="0.0127004488451011">
            <text:p>0.012700448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Quiet In Bresil</text:p>
          </table:table-cell>
          <table:table-cell office:value-type="float" office:value="67">
            <text:p>67</text:p>
          </table:table-cell>
          <table:table-cell office:value-type="float" office:value="0.0179923455087944">
            <text:p>0.01799234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lake</text:p>
          </table:table-cell>
          <table:table-cell office:value-type="float" office:value="8">
            <text:p>8</text:p>
          </table:table-cell>
          <table:table-cell office:value-type="float" office:value="0.129250972119808">
            <text:p>0.12925097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Future Prospect</text:p>
          </table:table-cell>
          <table:table-cell office:value-type="float" office:value="41">
            <text:p>41</text:p>
          </table:table-cell>
          <table:table-cell office:value-type="float" office:value="0.0288043854249401">
            <text:p>0.028804385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21061">
            <text:p>0.31534777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C A/W Non H/cap (Volume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894405">
            <text:p>0.14184269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ure 1 Value Turf Handicap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777371">
            <text:p>0.20562262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1 Value Turf Non Handicap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16286">
            <text:p>0.141006409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45654">
            <text:p>0.29158117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Thimble</text:p>
          </table:table-cell>
          <table:table-cell office:value-type="float" office:value="9.5">
            <text:p>9.5</text:p>
          </table:table-cell>
          <table:table-cell office:value-type="float" office:value="0.11745371931825">
            <text:p>0.11745371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32373">
            <text:p>0.13872868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Dancing Jeremy</text:p>
          </table:table-cell>
          <table:table-cell office:value-type="float" office:value="12">
            <text:p>12</text:p>
          </table:table-cell>
          <table:table-cell office:value-type="float" office:value="0.0844228620083477">
            <text:p>0.08442286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Nickelforce</text:p>
          </table:table-cell>
          <table:table-cell office:value-type="float" office:value="7">
            <text:p>7</text:p>
          </table:table-cell>
          <table:table-cell office:value-type="float" office:value="0.152589392172186">
            <text:p>0.15258939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Ski Lodge</text:p>
          </table:table-cell>
          <table:table-cell office:value-type="float" office:value="7.5">
            <text:p>7.5</text:p>
          </table:table-cell>
          <table:table-cell office:value-type="float" office:value="0.140383114902744">
            <text:p>0.14038311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160778">
            <text:p>0.18436144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664734">
            <text:p>0.138860409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Green Sky</text:p>
          </table:table-cell>
          <table:table-cell office:value-type="float" office:value="8">
            <text:p>8</text:p>
          </table:table-cell>
          <table:table-cell office:value-type="float" office:value="0.125020461807902">
            <text:p>0.12502046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358434">
            <text:p>0.06693060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King Ulanda</text:p>
          </table:table-cell>
          <table:table-cell office:value-type="float" office:value="8">
            <text:p>8</text:p>
          </table:table-cell>
          <table:table-cell office:value-type="float" office:value="0.126611616167398">
            <text:p>0.12661161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Atlantic City</text:p>
          </table:table-cell>
          <table:table-cell office:value-type="float" office:value="6.5">
            <text:p>6.5</text:p>
          </table:table-cell>
          <table:table-cell office:value-type="float" office:value="0.164914036879926">
            <text:p>0.16491403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Poet's Muse</text:p>
          </table:table-cell>
          <table:table-cell office:value-type="float" office:value="51">
            <text:p>51</text:p>
          </table:table-cell>
          <table:table-cell office:value-type="float" office:value="0.0198196102628631">
            <text:p>0.019819610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564942">
            <text:p>0.13343319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Petit Secret</text:p>
          </table:table-cell>
          <table:table-cell office:value-type="float" office:value="2.75">
            <text:p>2.75</text:p>
          </table:table-cell>
          <table:table-cell office:value-type="float" office:value="0.370084583360192">
            <text:p>0.37008458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13337">
            <text:p>0.18698917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086497">
            <text:p>0.08267827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Damascus Steel</text:p>
          </table:table-cell>
          <table:table-cell office:value-type="float" office:value="13">
            <text:p>13</text:p>
          </table:table-cell>
          <table:table-cell office:value-type="float" office:value="0.0729427215436948">
            <text:p>0.07294272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OTMan App A/W Value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2111">
            <text:p>0.13406412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Elizabetty</text:p>
          </table:table-cell>
          <table:table-cell office:value-type="float" office:value="51">
            <text:p>51</text:p>
          </table:table-cell>
          <table:table-cell office:value-type="float" office:value="0.0250683993223937">
            <text:p>0.025068399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Justmyluck</text:p>
          </table:table-cell>
          <table:table-cell office:value-type="float" office:value="67">
            <text:p>67</text:p>
          </table:table-cell>
          <table:table-cell office:value-type="float" office:value="0.0175220845680621">
            <text:p>0.017522084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452625">
            <text:p>0.40409595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46103">
            <text:p>0.154155224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Heathcliff</text:p>
          </table:table-cell>
          <table:table-cell office:value-type="float" office:value="26">
            <text:p>26</text:p>
          </table:table-cell>
          <table:table-cell office:value-type="float" office:value="0.0384872007424202">
            <text:p>0.03848720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25523">
            <text:p>0.12742999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Midnight Lion</text:p>
          </table:table-cell>
          <table:table-cell office:value-type="float" office:value="26">
            <text:p>26</text:p>
          </table:table-cell>
          <table:table-cell office:value-type="float" office:value="0.0408947660615988">
            <text:p>0.040894766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Antrim</text:p>
          </table:table-cell>
          <table:table-cell office:value-type="float" office:value="15">
            <text:p>15</text:p>
          </table:table-cell>
          <table:table-cell office:value-type="float" office:value="0.0674108455059352">
            <text:p>0.06741084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Teumessias Fox</text:p>
          </table:table-cell>
          <table:table-cell office:value-type="float" office:value="12">
            <text:p>12</text:p>
          </table:table-cell>
          <table:table-cell office:value-type="float" office:value="0.0879887343390303">
            <text:p>0.08798873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24589">
            <text:p>0.2869677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The Bay Warrior</text:p>
          </table:table-cell>
          <table:table-cell office:value-type="float" office:value="51">
            <text:p>51</text:p>
          </table:table-cell>
          <table:table-cell office:value-type="float" office:value="0.0250355272781637">
            <text:p>0.02503552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00">
            <text:p>1500</text:p>
          </table:table-cell>
          <table:table-cell office:value-type="string">
            <text:p>Chepstow</text:p>
          </table:table-cell>
          <table:table-cell office:value-type="string">
            <text:p>Brulure Noire</text:p>
          </table:table-cell>
          <table:table-cell office:value-type="float" office:value="5.5">
            <text:p>5.5</text:p>
          </table:table-cell>
          <table:table-cell office:value-type="float" office:value="0.182291517000914">
            <text:p>0.1822915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Jaipaletemps</text:p>
          </table:table-cell>
          <table:table-cell office:value-type="float" office:value="13">
            <text:p>13</text:p>
          </table:table-cell>
          <table:table-cell office:value-type="float" office:value="0.0774530480921031">
            <text:p>0.07745304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639">
            <text:p>1639</text:p>
          </table:table-cell>
          <table:table-cell office:value-type="string">
            <text:p>Chepstow</text:p>
          </table:table-cell>
          <table:table-cell office:value-type="string">
            <text:p>Bobalot</text:p>
          </table:table-cell>
          <table:table-cell office:value-type="float" office:value="13">
            <text:p>13</text:p>
          </table:table-cell>
          <table:table-cell office:value-type="float" office:value="0.0769593722462399">
            <text:p>0.07695937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2">
            <text:p>260402</text:p>
          </table:table-cell>
          <table:table-cell office:value-type="float" office:value="1800">
            <text:p>1800</text:p>
          </table:table-cell>
          <table:table-cell office:value-type="string">
            <text:p>Clonmel</text:p>
          </table:table-cell>
          <table:table-cell office:value-type="string">
            <text:p>Blossom Trixie</text:p>
          </table:table-cell>
          <table:table-cell office:value-type="float" office:value="15">
            <text:p>15</text:p>
          </table:table-cell>
          <table:table-cell office:value-type="float" office:value="0.0779569229929895">
            <text:p>0.07795692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Beat The Devil</text:p>
          </table:table-cell>
          <table:table-cell office:value-type="float" office:value="5.5">
            <text:p>5.5</text:p>
          </table:table-cell>
          <table:table-cell office:value-type="float" office:value="0.173357433707473">
            <text:p>0.1733574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Handicap Trainer PRB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Lovethiswayagain</text:p>
          </table:table-cell>
          <table:table-cell office:value-type="float" office:value="8">
            <text:p>8</text:p>
          </table:table-cell>
          <table:table-cell office:value-type="float" office:value="0.125521461299581">
            <text:p>0.12552146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Corniche Girl</text:p>
          </table:table-cell>
          <table:table-cell office:value-type="float" office:value="7">
            <text:p>7</text:p>
          </table:table-cell>
          <table:table-cell office:value-type="float" office:value="0.147952450171078">
            <text:p>0.14795245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Collective Power</text:p>
          </table:table-cell>
          <table:table-cell office:value-type="float" office:value="7">
            <text:p>7</text:p>
          </table:table-cell>
          <table:table-cell office:value-type="float" office:value="0.143272915223517">
            <text:p>0.1432729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Green Falcon</text:p>
          </table:table-cell>
          <table:table-cell office:value-type="float" office:value="7.5">
            <text:p>7.5</text:p>
          </table:table-cell>
          <table:table-cell office:value-type="float" office:value="0.133638191303408">
            <text:p>0.13363819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Lovethiswayagain</text:p>
          </table:table-cell>
          <table:table-cell office:value-type="float" office:value="8">
            <text:p>8</text:p>
          </table:table-cell>
          <table:table-cell office:value-type="float" office:value="0.125521461299581">
            <text:p>0.12552146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Corniche Girl</text:p>
          </table:table-cell>
          <table:table-cell office:value-type="float" office:value="7">
            <text:p>7</text:p>
          </table:table-cell>
          <table:table-cell office:value-type="float" office:value="0.147952450171078">
            <text:p>0.14795245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True Promise</text:p>
          </table:table-cell>
          <table:table-cell office:value-type="float" office:value="5">
            <text:p>5</text:p>
          </table:table-cell>
          <table:table-cell office:value-type="float" office:value="0.204049332769132">
            <text:p>0.2040493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10">
            <text:p>1510</text:p>
          </table:table-cell>
          <table:table-cell office:value-type="string">
            <text:p>Sedgefield</text:p>
          </table:table-cell>
          <table:table-cell office:value-type="string">
            <text:p>Mary Stanford</text:p>
          </table:table-cell>
          <table:table-cell office:value-type="float" office:value="8">
            <text:p>8</text:p>
          </table:table-cell>
          <table:table-cell office:value-type="float" office:value="0.129168274933662">
            <text:p>0.12916827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520">
            <text:p>1520</text:p>
          </table:table-cell>
          <table:table-cell office:value-type="string">
            <text:p>Wincanton</text:p>
          </table:table-cell>
          <table:table-cell office:value-type="string">
            <text:p>Muskoka</text:p>
          </table:table-cell>
          <table:table-cell office:value-type="float" office:value="5.5">
            <text:p>5.5</text:p>
          </table:table-cell>
          <table:table-cell office:value-type="float" office:value="0.188082159316875">
            <text:p>0.18808215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40">
            <text:p>1440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8">
            <text:p>8</text:p>
          </table:table-cell>
          <table:table-cell office:value-type="float" office:value="0.12543263735672">
            <text:p>0.12543263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50">
            <text:p>1450</text:p>
          </table:table-cell>
          <table:table-cell office:value-type="string">
            <text:p>Wincanton</text:p>
          </table:table-cell>
          <table:table-cell office:value-type="string">
            <text:p>Gold Link</text:p>
          </table:table-cell>
          <table:table-cell office:value-type="float" office:value="12">
            <text:p>12</text:p>
          </table:table-cell>
          <table:table-cell office:value-type="float" office:value="0.0843232173636346">
            <text:p>0.084323217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30">
            <text:p>1630</text:p>
          </table:table-cell>
          <table:table-cell office:value-type="string">
            <text:p>Southwell</text:p>
          </table:table-cell>
          <table:table-cell office:value-type="string">
            <text:p>Ocean Conquest</text:p>
          </table:table-cell>
          <table:table-cell office:value-type="float" office:value="8">
            <text:p>8</text:p>
          </table:table-cell>
          <table:table-cell office:value-type="float" office:value="0.127730932382458">
            <text:p>0.12773093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50">
            <text:p>1650</text:p>
          </table:table-cell>
          <table:table-cell office:value-type="string">
            <text:p>Wincanton</text:p>
          </table:table-cell>
          <table:table-cell office:value-type="string">
            <text:p>Prairie Diamond</text:p>
          </table:table-cell>
          <table:table-cell office:value-type="float" office:value="12">
            <text:p>12</text:p>
          </table:table-cell>
          <table:table-cell office:value-type="float" office:value="0.0833591540916352">
            <text:p>0.08335915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Grand Vendetta</text:p>
          </table:table-cell>
          <table:table-cell office:value-type="float" office:value="1.57">
            <text:p>1.57</text:p>
          </table:table-cell>
          <table:table-cell office:value-type="float" office:value="0.644313972602453">
            <text:p>0.64431397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401">
            <text:p>260401</text:p>
          </table:table-cell>
          <table:table-cell office:value-type="float" office:value="1610">
            <text:p>1610</text:p>
          </table:table-cell>
          <table:table-cell office:value-type="string">
            <text:p>Sedgefield</text:p>
          </table:table-cell>
          <table:table-cell office:value-type="string">
            <text:p>Fearless Dragon</text:p>
          </table:table-cell>
          <table:table-cell office:value-type="float" office:value="26">
            <text:p>26</text:p>
          </table:table-cell>
          <table:table-cell office:value-type="float" office:value="0.0497448142807034">
            <text:p>0.04974481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Value (High Volume Hurdle Non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/W Value Handicap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Farasi Lane</text:p>
          </table:table-cell>
          <table:table-cell office:value-type="float" office:value="2.1">
            <text:p>2.1</text:p>
          </table:table-cell>
          <table:table-cell office:value-type="float" office:value="0.485012311322301">
            <text:p>0.4850123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Dark Angel Star</text:p>
          </table:table-cell>
          <table:table-cell office:value-type="float" office:value="3.5">
            <text:p>3.5</text:p>
          </table:table-cell>
          <table:table-cell office:value-type="float" office:value="0.292841594749174">
            <text:p>0.2928415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Value (High Volume A/W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Star Marian</text:p>
          </table:table-cell>
          <table:table-cell office:value-type="float" office:value="17">
            <text:p>17</text:p>
          </table:table-cell>
          <table:table-cell office:value-type="float" office:value="0.0671066741967785">
            <text:p>0.06710667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mmoony</text:p>
          </table:table-cell>
          <table:table-cell office:value-type="float" office:value="8">
            <text:p>8</text:p>
          </table:table-cell>
          <table:table-cell office:value-type="float" office:value="0.127874592758178">
            <text:p>0.12787459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Value (High Volume A/W Non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530">
            <text:p>1530</text:p>
          </table:table-cell>
          <table:table-cell office:value-type="string">
            <text:p>Newcastle</text:p>
          </table:table-cell>
          <table:table-cell office:value-type="string">
            <text:p>Aill Dubh</text:p>
          </table:table-cell>
          <table:table-cell office:value-type="float" office:value="5.5">
            <text:p>5.5</text:p>
          </table:table-cell>
          <table:table-cell office:value-type="float" office:value="0.184540285918401">
            <text:p>0.18454028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20">
            <text:p>1620</text:p>
          </table:table-cell>
          <table:table-cell office:value-type="string">
            <text:p>Bangor-On-Dee</text:p>
          </table:table-cell>
          <table:table-cell office:value-type="string">
            <text:p>Good Work</text:p>
          </table:table-cell>
          <table:table-cell office:value-type="float" office:value="8.5">
            <text:p>8.5</text:p>
          </table:table-cell>
          <table:table-cell office:value-type="float" office:value="0.123793895944055">
            <text:p>0.123793895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alue (High Volume Chase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445">
            <text:p>1445</text:p>
          </table:table-cell>
          <table:table-cell office:value-type="string">
            <text:p>Bangor-On-Dee</text:p>
          </table:table-cell>
          <table:table-cell office:value-type="string">
            <text:p>Geordie Night</text:p>
          </table:table-cell>
          <table:table-cell office:value-type="float" office:value="15">
            <text:p>15</text:p>
          </table:table-cell>
          <table:table-cell office:value-type="float" office:value="0.0677218826765595">
            <text:p>0.067721882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>
          <table:table-cell office:value-type="float" office:value="260331">
            <text:p>260331</text:p>
          </table:table-cell>
          <table:table-cell office:value-type="float" office:value="1650">
            <text:p>1650</text:p>
          </table:table-cell>
          <table:table-cell office:value-type="string">
            <text:p>Bangor-On-Dee</text:p>
          </table:table-cell>
          <table:table-cell office:value-type="string">
            <text:p>Roaring Home</text:p>
          </table:table-cell>
          <table:table-cell office:value-type="float" office:value="4.33">
            <text:p>4.33</text:p>
          </table:table-cell>
          <table:table-cell office:value-type="float" office:value="0.23192309209977">
            <text:p>0.231923092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lue (High Volume Hurdle H/cap)</text:p>
          </table:table-cell>
          <table:table-cell table:number-columns-repeated="2"/>
        </table:table-row>
        <table:table-row table:style-name="ro2" table:number-rows-repeated="39">
          <table:table-cell table:number-columns-repeated="11"/>
        </table:table-row>
        <table:table-row table:style-name="ro2" table:number-rows-repeated="332">
          <table:table-cell table:style-name="ce1" table:number-columns-repeated="8"/>
          <table:table-cell table:number-columns-repeated="3"/>
        </table:table-row>
        <table:table-row table:style-name="ro2">
          <table:table-cell table:style-name="ce1" table:number-columns-repeated="8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5-02">02/05/2026</text:date>, <text:time>08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5-02T08:34:58.55</dc:date>
    <dc:creator>Kieran O'Hagan</dc:creator>
    <meta:editing-duration>PT16H59M57S</meta:editing-duration>
    <meta:editing-cycles>59</meta:editing-cycles>
    <meta:generator>OpenOffice/4.1.16$Win32 OpenOffice.org_project/4116m3$Build-9816</meta:generator>
    <meta:document-statistic meta:table-count="3" meta:cell-count="6606" meta:object-count="0"/>
  </office:meta>
</office:document-meta>
</file>